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64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3.0102in"/>
    </style:style>
    <style:style style:name="co5" style:family="table-column">
      <style:table-column-properties fo:break-before="auto" style:column-width="2.940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2.7598in"/>
    </style:style>
    <style:style style:name="co10" style:family="table-column">
      <style:table-column-properties fo:break-before="auto" style:column-width="2.811in"/>
    </style:style>
    <style:style style:name="co11" style:family="table-column">
      <style:table-column-properties fo:break-before="auto" style:column-width="3.313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6693in"/>
    </style:style>
    <style:style style:name="co14" style:family="table-column">
      <style:table-column-properties fo:break-before="auto" style:column-width="2.3874in"/>
    </style:style>
    <style:style style:name="co15" style:family="table-column">
      <style:table-column-properties fo:break-before="auto" style:column-width="3.4689in"/>
    </style:style>
    <style:style style:name="co16" style:family="table-column">
      <style:table-column-properties fo:break-before="auto" style:column-width="4.1783in"/>
    </style:style>
    <style:style style:name="co17" style:family="table-column">
      <style:table-column-properties fo:break-before="auto" style:column-width="1.5654in"/>
    </style:style>
    <style:style style:name="co18" style:family="table-column">
      <style:table-column-properties fo:break-before="auto" style:column-width="2.2575in"/>
    </style:style>
    <style:style style:name="co19" style:family="table-column">
      <style:table-column-properties fo:break-before="auto" style:column-width="3.4339in"/>
    </style:style>
    <style:style style:name="co20" style:family="table-column">
      <style:table-column-properties fo:break-before="auto" style:column-width="2.8374in"/>
    </style:style>
    <style:style style:name="co21" style:family="table-column">
      <style:table-column-properties fo:break-before="auto" style:column-width="0.311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3.339in"/>
    </style:style>
    <style:style style:name="co24" style:family="table-column">
      <style:table-column-properties fo:break-before="auto" style:column-width="4.4035in"/>
    </style:style>
    <style:style style:name="co25" style:family="table-column">
      <style:table-column-properties fo:break-before="auto" style:column-width="0.7783in"/>
    </style:style>
    <style:style style:name="co26" style:family="table-column">
      <style:table-column-properties fo:break-before="auto" style:column-width="0.7693in"/>
    </style:style>
    <style:style style:name="co27" style:family="table-column">
      <style:table-column-properties fo:break-before="auto" style:column-width="2.6472in"/>
    </style:style>
    <style:style style:name="co28" style:family="table-column">
      <style:table-column-properties fo:break-before="auto" style:column-width="4.55in"/>
    </style:style>
    <style:style style:name="co29" style:family="table-column">
      <style:table-column-properties fo:break-before="auto" style:column-width="4.0055in"/>
    </style:style>
    <style:style style:name="ro1" style:family="table-row">
      <style:table-row-properties style:row-height="0.1366in" fo:break-before="auto" style:use-optimal-row-height="true"/>
    </style:style>
    <style:style style:name="ro2" style:family="table-row">
      <style:table-row-properties style:row-height="0.15in" fo:break-before="auto" style:use-optimal-row-height="true"/>
    </style:style>
    <style:style style:name="ro3" style:family="table-row">
      <style:table-row-properties style:row-height="0.2839in" fo:break-before="auto" style:use-optimal-row-height="true"/>
    </style:style>
    <style:style style:name="ro4" style:family="table-row">
      <style:table-row-properties style:row-height="1.3547in" fo:break-before="auto" style:use-optimal-row-height="true"/>
    </style:style>
    <style:style style:name="ro5" style:family="table-row">
      <style:table-row-properties style:row-height="1.0709in" fo:break-before="auto" style:use-optimal-row-height="false"/>
    </style:style>
    <style:style style:name="ro6" style:family="table-row">
      <style:table-row-properties style:row-height="0.8193in" fo:break-before="auto" style:use-optimal-row-height="true"/>
    </style:style>
    <style:style style:name="ro7" style:family="table-row">
      <style:table-row-properties style:row-height="0.4181in" fo:break-before="auto" style:use-optimal-row-height="true"/>
    </style:style>
    <style:style style:name="ro8" style:family="table-row">
      <style:table-row-properties style:row-height="0.6854in" fo:break-before="auto" style:use-optimal-row-height="true"/>
    </style:style>
    <style:style style:name="ro9" style:family="table-row">
      <style:table-row-properties style:row-height="0.9118in" fo:break-before="auto" style:use-optimal-row-height="false"/>
    </style:style>
    <style:style style:name="ro10" style:family="table-row">
      <style:table-row-properties style:row-height="1.0201in" fo:break-before="auto" style:use-optimal-row-height="false"/>
    </style:style>
    <style:style style:name="ro11" style:family="table-row">
      <style:table-row-properties style:row-height="0.552in" fo:break-before="auto" style:use-optimal-row-height="true"/>
    </style:style>
    <style:style style:name="ro12" style:family="table-row">
      <style:table-row-properties style:row-height="1.489in" fo:break-before="auto" style:use-optimal-row-height="true"/>
    </style:style>
    <style:style style:name="ro13" style:family="table-row">
      <style:table-row-properties style:row-height="0.1701in" fo:break-before="auto" style:use-optimal-row-height="true"/>
    </style:style>
    <style:style style:name="ro14" style:family="table-row">
      <style:table-row-properties style:row-height="0.5437in" fo:break-before="auto" style:use-optimal-row-height="false"/>
    </style:style>
    <style:style style:name="ro15" style:family="table-row">
      <style:table-row-properties style:row-height="0.5854in" fo:break-before="auto" style:use-optimal-row-height="false"/>
    </style:style>
    <style:style style:name="ro16" style:family="table-row">
      <style:table-row-properties style:row-height="1.2299in" fo:break-before="auto" style:use-optimal-row-height="false"/>
    </style:style>
    <style:style style:name="ro17" style:family="table-row">
      <style:table-row-properties style:row-height="1.2217in" fo:break-before="auto" style:use-optimal-row-height="false"/>
    </style:style>
    <style:style style:name="ro18" style:family="table-row">
      <style:table-row-properties style:row-height="1.2126in" fo:break-before="auto" style:use-optimal-row-height="false"/>
    </style:style>
    <style:style style:name="ro19" style:family="table-row">
      <style:table-row-properties style:row-height="1.0791in" fo:break-before="auto" style:use-optimal-row-height="false"/>
    </style:style>
    <style:style style:name="ro20" style:family="table-row">
      <style:table-row-properties style:row-height="1.2634in" fo:break-before="auto" style:use-optimal-row-height="false"/>
    </style:style>
    <style:style style:name="ro21" style:family="table-row">
      <style:table-row-properties style:row-height="1.3382in" fo:break-before="auto" style:use-optimal-row-height="false"/>
    </style:style>
    <style:style style:name="ro22" style:family="table-row">
      <style:table-row-properties style:row-height="1.6311in" fo:break-before="auto" style:use-optimal-row-height="false"/>
    </style:style>
    <style:style style:name="ro23" style:family="table-row">
      <style:table-row-properties style:row-height="1.4972in" fo:break-before="auto" style:use-optimal-row-height="false"/>
    </style:style>
    <style:style style:name="ro24" style:family="table-row">
      <style:table-row-properties style:row-height="2.2165in" fo:break-before="auto" style:use-optimal-row-height="false"/>
    </style:style>
    <style:style style:name="ro25" style:family="table-row">
      <style:table-row-properties style:row-height="0.861in" fo:break-before="auto" style:use-optimal-row-height="false"/>
    </style:style>
    <style:style style:name="ro26" style:family="table-row">
      <style:table-row-properties style:row-height="0.4346in" fo:break-before="auto" style:use-optimal-row-height="false"/>
    </style:style>
    <style:style style:name="ro27" style:family="table-row">
      <style:table-row-properties style:row-height="1.6398in" fo:break-before="auto" style:use-optimal-row-height="false"/>
    </style:style>
    <style:style style:name="ro28" style:family="table-row">
      <style:table-row-properties style:row-height="2.4764in" fo:break-before="auto" style:use-optimal-row-height="false"/>
    </style:style>
    <style:style style:name="ro29" style:family="table-row">
      <style:table-row-properties style:row-height="1.7146in" fo:break-before="auto" style:use-optimal-row-height="false"/>
    </style:style>
    <style:style style:name="ro30" style:family="table-row">
      <style:table-row-properties style:row-height="1.6646in" fo:break-before="auto" style:use-optimal-row-height="false"/>
    </style:style>
    <style:style style:name="ro31" style:family="table-row">
      <style:table-row-properties style:row-height="1.7819in" fo:break-before="auto" style:use-optimal-row-height="false"/>
    </style:style>
    <style:style style:name="ro32" style:family="table-row">
      <style:table-row-properties style:row-height="2.15in" fo:break-before="auto" style:use-optimal-row-height="false"/>
    </style:style>
    <style:style style:name="ro33" style:family="table-row">
      <style:table-row-properties style:row-height="1.9492in" fo:break-before="auto" style:use-optimal-row-height="false"/>
    </style:style>
    <style:style style:name="ro34" style:family="table-row">
      <style:table-row-properties style:row-height="2.0492in" fo:break-before="auto" style:use-optimal-row-height="false"/>
    </style:style>
    <style:style style:name="ro35" style:family="table-row">
      <style:table-row-properties style:row-height="0.6189in" fo:break-before="auto" style:use-optimal-row-height="false"/>
    </style:style>
    <style:style style:name="ro36" style:family="table-row">
      <style:table-row-properties style:row-height="0.5689in" fo:break-before="auto" style:use-optimal-row-height="false"/>
    </style:style>
    <style:style style:name="ro37" style:family="table-row">
      <style:table-row-properties style:row-height="1.5055in" fo:break-before="auto" style:use-optimal-row-height="false"/>
    </style:style>
    <style:style style:name="ro38" style:family="table-row">
      <style:table-row-properties style:row-height="0.7028in" fo:break-before="auto" style:use-optimal-row-height="false"/>
    </style:style>
    <style:style style:name="ro39" style:family="table-row">
      <style:table-row-properties style:row-height="3.6898in" fo:break-before="auto" style:use-optimal-row-height="false"/>
    </style:style>
    <style:style style:name="ro40" style:family="table-row">
      <style:table-row-properties style:row-height="4.3591in" fo:break-before="auto" style:use-optimal-row-height="false"/>
    </style:style>
    <style:style style:name="ro41" style:family="table-row">
      <style:table-row-properties style:row-height="2.6937in" fo:break-before="auto" style:use-optimal-row-height="true"/>
    </style:style>
    <style:style style:name="ro42" style:family="table-row">
      <style:table-row-properties style:row-height="1.5646in" fo:break-before="auto" style:use-optimal-row-height="false"/>
    </style:style>
    <style:style style:name="ro43" style:family="table-row">
      <style:table-row-properties style:row-height="1.5898in" fo:break-before="auto" style:use-optimal-row-height="false"/>
    </style:style>
    <style:style style:name="ro44" style:family="table-row">
      <style:table-row-properties style:row-height="0.9535in" fo:break-before="auto" style:use-optimal-row-height="true"/>
    </style:style>
    <style:style style:name="ro45" style:family="table-row">
      <style:table-row-properties style:row-height="2.2925in" fo:break-before="auto" style:use-optimal-row-height="true"/>
    </style:style>
    <style:style style:name="ro46" style:family="table-row">
      <style:table-row-properties style:row-height="1.0874in" fo:break-before="auto" style:use-optimal-row-height="true"/>
    </style:style>
    <style:style style:name="ro47" style:family="table-row">
      <style:table-row-properties style:row-height="1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fo:font-weight="bold"/>
    </style:style>
    <style:style style:name="ce3" style:family="table-cell" style:parent-style-name="Default" style:data-style-name="N2">
      <style:table-cell-properties fo:background-color="#000080" style:text-align-source="fix" style:repeat-content="false" fo:wrap-option="wrap" fo:border="0.0008in solid #000000" style:vertical-align="top"/>
      <style:paragraph-properties fo:text-align="start" fo:margin-left="0in"/>
      <style:text-properties fo:font-size="8pt" fo:font-weight="bold"/>
    </style:style>
    <style:style style:name="ce4" style:family="table-cell" style:parent-style-name="Default" style:data-style-name="N2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6" style:family="table-cell" style:parent-style-name="Default" style:data-style-name="N2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in"/>
      <style:text-properties fo:font-size="8pt" fo:font-weight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10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1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12" style:family="table-cell" style:parent-style-name="Default" style:data-style-name="N2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13" style:family="table-cell" style:parent-style-name="Default" style:data-style-name="N2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size="8pt" fo:font-weight="bold"/>
    </style:style>
    <style:style style:name="ce14" style:family="table-cell" style:parent-style-name="Default" style:data-style-name="N2">
      <style:table-cell-properties fo:background-color="#ccccff" style:text-align-source="fix" style:repeat-content="false" fo:wrap-option="wrap" style:vertical-align="top"/>
      <style:paragraph-properties fo:text-align="start"/>
      <style:text-properties fo:font-size="8pt" fo:font-weight="bold"/>
    </style:style>
    <style:style style:name="ce15" style:family="table-cell" style:parent-style-name="Default" style:data-style-name="N2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17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size="8pt" fo:font-weight="bold"/>
    </style:style>
    <style:style style:name="ce18" style:family="table-cell" style:parent-style-name="Default">
      <style:table-cell-properties fo:background-color="#ccccff"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21" style:family="table-cell" style:parent-style-name="Default" style:data-style-name="N2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 fo:font-weight="bold"/>
    </style:style>
    <style:style style:name="ce22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 fo:font-weight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 fo:font-weight="normal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25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/>
    </style:style>
    <style:style style:name="ce26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" fo:font-size="8pt"/>
    </style:style>
    <style:style style:name="ce27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fo:font-size="8pt"/>
    </style:style>
    <style:style style:name="ce28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fo:font-size="8pt"/>
    </style:style>
    <style:style style:name="ce29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fo:font-size="8pt"/>
    </style:style>
    <style:style style:name="ce30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color="#000000" style:font-name="Arial" fo:font-size="8pt" fo:language="zxx" fo:country="none" style:font-name-asian="Tahoma" style:font-size-asian="4.40000009536743pt" style:language-asian="zxx" style:country-asian="none" style:font-name-complex="Tahoma" style:font-size-complex="4.40000009536743pt" style:language-complex="zxx" style:country-complex="none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font-size="8pt"/>
    </style:style>
    <style:style style:name="ce32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font-size="8pt"/>
    </style:style>
    <style:style style:name="ce33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fo:font-size="8pt"/>
    </style:style>
    <style:style style:name="ce34" style:family="table-cell" style:parent-style-name="Default">
      <style:table-cell-properties fo:background-color="#ffffcc"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35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style:font-name="Arial" fo:font-size="8pt"/>
    </style:style>
    <style:style style:name="ce36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" fo:font-size="8pt"/>
    </style:style>
    <style:style style:name="ce37" style:family="table-cell" style:parent-style-name="Default">
      <style:table-cell-properties fo:border="0.0008in solid #000000"/>
      <style:text-properties fo:font-size="8pt"/>
    </style:style>
    <style:style style:name="ce38" style:family="table-cell" style:parent-style-name="Default">
      <style:table-cell-properties fo:border="0.0008in solid #000000"/>
      <style:text-properties fo:font-size="8pt"/>
      <style:map style:condition="cell-content()=#NAME?E$12" style:apply-style-name="Result" style:base-cell-address="'Deployment Folder Structure'.E8"/>
      <style:map style:condition="cell-content()='F'" style:apply-style-name="Result2" style:base-cell-address="'Deployment Folder Structure'.E8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8pt"/>
    </style:style>
    <style:style style:name="ce40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8pt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8p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8pt"/>
    </style:style>
    <style:style style:name="ce43" style:family="table-cell" style:parent-style-name="Default">
      <style:table-cell-properties fo:wrap-option="wrap" style:vertical-align="top"/>
      <style:text-properties fo:font-size="8pt"/>
    </style:style>
    <style:style style:name="ce44" style:family="table-cell" style:parent-style-name="Default">
      <style:table-cell-properties fo:background-color="#000080" fo:wrap-option="wrap" style:vertical-align="top"/>
      <style:text-properties fo:font-size="8pt"/>
    </style:style>
    <style:style style:name="ce45" style:family="table-cell" style:parent-style-name="Default">
      <style:table-cell-properties fo:background-color="#ccccff" fo:wrap-option="wrap" style:vertical-align="top"/>
      <style:text-properties fo:font-size="8pt" fo:font-weight="bold"/>
    </style:style>
    <style:style style:name="ce46" style:family="table-cell" style:parent-style-name="Default">
      <style:table-cell-properties fo:wrap-option="wrap" fo:border="0.0008in solid #000000" style:vertical-align="top"/>
      <style:text-properties fo:font-size="8pt"/>
    </style:style>
    <style:style style:name="ce47" style:family="table-cell" style:parent-style-name="Default">
      <style:table-cell-properties fo:background-color="#ccccff" fo:wrap-option="wrap" style:vertical-align="top"/>
      <style:text-properties fo:font-size="8pt"/>
    </style:style>
    <style:style style:name="ce48" style:family="table-cell" style:parent-style-name="Default">
      <style:table-cell-properties fo:wrap-option="wrap" style:vertical-align="top"/>
      <style:text-properties fo:color="#5c5c5c" style:font-name="Courier New" fo:font-size="8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49" style:family="table-cell" style:parent-style-name="Default">
      <style:table-cell-properties fo:wrap-option="wrap" style:vertical-align="top"/>
      <style:text-properties fo:color="#ff0000" fo:font-size="8pt"/>
    </style:style>
    <style:style style:name="gr1" style:family="graphic">
      <style:graphic-properties draw:marker-start="Arrowheads_20_1" draw:marker-start-width="0.0787in" draw:marker-start-center="false" draw:fill="solid" draw:fill-color="#ffffc0" fo:min-height="0.3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5c5c5c" style:font-name="Courier New" fo:font-size="8pt" style:font-name-asian="Courier New" style:font-name-complex="Courier New" style:font-size-complex="5.69999980926514pt"/>
    </style:style>
  </office:automatic-styles>
  <office:body>
    <office:spreadsheet>
      <table:table table:name="Deployment Folder Structur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 table:number-columns-spanned="5" table:number-rows-spanned="1">
            <text:p>Mashup Server Test Cases – Deployment Folder Structure</text:p>
          </table:table-cell>
          <table:covered-table-cell table:number-columns-repeated="4" table:style-name="Default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table:style-name="ce3" office:value-type="string">
            <text:p>#</text:p>
          </table:table-cell>
          <table:table-cell table:style-name="ce3" office:value-type="string">
            <text:p>Test scenario</text:p>
          </table:table-cell>
          <table:table-cell table:style-name="ce3" office:value-type="string">
            <text:p>Test Procedure</text:p>
          </table:table-cell>
          <table:table-cell table:style-name="ce3" office:value-type="string">
            <text:p>Service script</text:p>
          </table:table-cell>
          <table:table-cell table:style-name="ce3" office:value-type="string">
            <text:p>Expected Results</text:p>
          </table:table-cell>
          <table:table-cell table:style-name="ce3" office:value-type="string">
            <text:p>Actual Results</text:p>
            <text:p>(0.2 -RC1)</text:p>
          </table:table-cell>
          <table:table-cell table:style-name="ce3" office:value-type="string">
            <text:p>Actual Results</text:p>
            <text:p>(0.2 -RC2)</text:p>
          </table:table-cell>
          <table:table-cell table:style-name="ce3" office:value-type="string">
            <text:p>Actual Results</text:p>
            <text:p>(0.2 -RC3)</text:p>
          </table:table-cell>
          <table:table-cell table:style-name="ce8" table:number-columns-repeated="247"/>
          <table:table-cell table:style-name="ce10"/>
        </table:table-row>
        <table:table-row table:style-name="ro2">
          <table:table-cell table:style-name="ce4" office:value-type="string" table:number-columns-spanned="3" table:number-rows-spanned="1">
            <text:p>1.0 <text:s/>Automatically Generated Resources</text:p>
          </table:table-cell>
          <table:covered-table-cell table:number-columns-repeated="2" table:style-name="ce6"/>
          <table:table-cell table:style-name="ce6" table:number-columns-repeated="5"/>
          <table:table-cell table:style-name="ce9" table:number-columns-repeated="247"/>
          <table:table-cell table:style-name="ce11"/>
        </table:table-row>
        <table:table-row table:style-name="ro4">
          <table:table-cell table:style-name="ce5" office:value-type="float" office:value="1.01">
            <text:p>1.01</text:p>
          </table:table-cell>
          <table:table-cell table:style-name="ce5" office:value-type="string">
            <text:p>Checking the file structure of the scripts folder.</text:p>
          </table:table-cell>
          <table:table-cell table:style-name="ce5" office:value-type="string">
            <text:p>- Go to &lt;MASHUP_HOME&gt;\scripts folder. </text:p>
          </table:table-cell>
          <table:table-cell table:style-name="ce5"/>
          <table:table-cell table:style-name="ce5" office:value-type="string">
            <text:p>- The scripts folder should have the javascript service. (.js file).</text:p>
            <text:p>- Automatically generated resources folder associated with the service should be available. The naming convention should be [service name].resources.</text:p>
            <text:p>- A directory for resources to be exposed on the web at the URL should be available in <text:s/>/scripts/[serviceName].resources/www.</text:p>
            <text:p>- Default UI for a service should be available at /scripts/[serviceName].resources/www/index.htm </text:p>
          </table:table-cell>
          <table:table-cell table:number-columns-repeated="3" table:style-name="ce5" office:value-type="string">
            <text:p>PASS</text:p>
          </table:table-cell>
          <table:table-cell table:number-columns-repeated="248"/>
        </table:table-row>
        <table:table-row table:style-name="ro2">
          <table:table-cell table:style-name="ce5" office:value-type="float" office:value="1.02" table:number-columns-spanned="1" table:number-rows-spanned="3">
            <text:p>1.02</text:p>
          </table:table-cell>
          <table:table-cell table:style-name="ce5" office:value-type="string" table:number-columns-spanned="1" table:number-rows-spanned="3">
            <text:p>Accessing a plain service. </text:p>
          </table:table-cell>
          <table:table-cell table:style-name="ce5" office:value-type="string">
            <text:p>-Create a service using the given.</text:p>
          </table:table-cell>
          <table:table-cell table:style-name="ce5" office:value-type="string" table:number-columns-spanned="1" table:number-rows-spanned="3">
            <text:p>this.serviceName = "firstService";</text:p>
            <text:p>this.documentation = "This is my first service";</text:p>
            <text:p/>
            <text:p>getString.inputTypes = "string";</text:p>
            <text:p>getString.outputType = "any";</text:p>
            <text:p>function getString(param){</text:p>
            <text:p><text:s text:c="8"/>return (param);</text:p>
            <text:p>}</text:p>
          </table:table-cell>
          <table:table-cell table:style-name="ce5" office:value-type="string" table:number-columns-spanned="1" table:number-rows-spanned="3">
            <text:p>- A ".resources" folder will be created. The service will be accessible from <text:a xlink:href="http://localhost:9762/services/firstService?tryit">http://localhost:9762/services/firstService?tryit</text:a></text:p>
          </table:table-cell>
          <table:table-cell table:style-name="ce5" office:value-type="string" table:number-columns-spanned="1" table:number-rows-spanned="3">
            <text:p>PASS</text:p>
          </table:table-cell>
          <table:table-cell table:style-name="ce5" office:value-type="string" table:number-columns-spanned="1" table:number-rows-spanned="3">
            <text:p>PASS</text:p>
          </table:table-cell>
          <table:table-cell table:style-name="ce5" office:value-type="string" table:number-columns-spanned="1" table:number-rows-spanned="3">
            <text:p>PASS</text:p>
          </table:table-cell>
          <table:table-cell table:number-columns-repeated="248"/>
        </table:table-row>
        <table:table-row table:style-name="ro2">
          <table:covered-table-cell table:number-columns-repeated="2" table:style-name="ce5"/>
          <table:table-cell table:style-name="ce5" office:value-type="string">
            <text:p>-Save the file as 'FirstService' </text:p>
          </table:table-cell>
          <table:covered-table-cell table:number-columns-repeated="3" table:style-name="ce5"/>
          <table:covered-table-cell table:number-columns-repeated="2" table:style-name="ce7"/>
          <table:table-cell table:number-columns-repeated="248"/>
        </table:table-row>
        <table:table-row table:style-name="ro5">
          <table:covered-table-cell table:number-columns-repeated="2" table:style-name="ce5"/>
          <table:table-cell table:style-name="ce5" office:value-type="string">
            <text:p>-Access <text:a xlink:href="http://localhost:7762/services/firstService?tryit">http://localhost:7762/services/firstService?tryit</text:a></text:p>
          </table:table-cell>
          <table:covered-table-cell table:number-columns-repeated="3" table:style-name="ce5"/>
          <table:covered-table-cell table:number-columns-repeated="2" table:style-name="ce7"/>
          <table:table-cell table:number-columns-repeated="248"/>
        </table:table-row>
        <table:table-row table:style-name="ro6">
          <table:table-cell table:style-name="ce5" office:value-type="float" office:value="1.03">
            <text:p>1.03</text:p>
          </table:table-cell>
          <table:table-cell table:style-name="ce5" office:value-type="string">
            <text:p>Accessing auxiliary files (custom UI) from /services/[serviceName]/index.htm. </text:p>
          </table:table-cell>
          <table:table-cell table:style-name="ce5" office:value-type="string">
            <text:p>- Place a simple .html file to access the default UI. Name it as index.html and place in the /scripts/[serviceName].resources/www/ folder.</text:p>
            <text:p/>
            <text:p>- Access default UI via <text:a xlink:href="http://localhost:7762/services/firstService/index.html">http://localhost:7762/services/firstService/index.html</text:a></text:p>
          </table:table-cell>
          <table:table-cell table:style-name="ce5"/>
          <table:table-cell table:style-name="ce5" office:value-type="string">
            <text:p>- The default auxiliary page (index.html) should be accessed.</text:p>
          </table:table-cell>
          <table:table-cell table:number-columns-repeated="3" table:style-name="ce5" office:value-type="string">
            <text:p>PASS</text:p>
          </table:table-cell>
          <table:table-cell table:number-columns-repeated="248"/>
        </table:table-row>
        <table:table-row table:style-name="ro7">
          <table:table-cell table:style-name="ce5" office:value-type="float" office:value="1.04">
            <text:p>1.04</text:p>
          </table:table-cell>
          <table:table-cell table:style-name="ce5" office:value-type="string">
            <text:p>Accessing the auxiliary files (custom UI) via</text:p>
            <text:p>/services/[serviceName] / </text:p>
          </table:table-cell>
          <table:table-cell table:style-name="ce5" office:value-type="string">
            <text:p>-Access default UI via <text:a xlink:href="http://localhost:7762/services/firstService">http://localhost:7762/services/firstService</text:a></text:p>
          </table:table-cell>
          <table:table-cell table:style-name="ce5"/>
          <table:table-cell table:style-name="ce5" office:value-type="string">
            <text:p>- The default auxiliary page (index.html) should be accessed.</text:p>
          </table:table-cell>
          <table:table-cell table:number-columns-repeated="3" table:style-name="ce5" office:value-type="string">
            <text:p>PASS</text:p>
          </table:table-cell>
          <table:table-cell table:number-columns-repeated="248"/>
        </table:table-row>
        <table:table-row table:style-name="ro7">
          <table:table-cell table:style-name="ce5" office:value-type="float" office:value="1.05">
            <text:p>1.05</text:p>
          </table:table-cell>
          <table:table-cell table:style-name="ce5" office:value-type="string">
            <text:p>Deploy and access an empty service. </text:p>
          </table:table-cell>
          <table:table-cell table:style-name="ce5" office:value-type="string">
            <text:p>-Create an empty .js file and place it in the scripts folder.</text:p>
            <text:p>-Access http://localhost:7762/services/empty?tryit </text:p>
          </table:table-cell>
          <table:table-cell table:style-name="ce5"/>
          <table:table-cell table:style-name="ce5" office:value-type="string">
            <text:p/>
            <text:p>- The tryit page should appear.</text:p>
          </table:table-cell>
          <table:table-cell table:number-columns-repeated="3" table:style-name="ce5" office:value-type="string">
            <text:p>PASS</text:p>
          </table:table-cell>
          <table:table-cell table:number-columns-repeated="248"/>
        </table:table-row>
        <table:table-row table:style-name="ro8">
          <table:table-cell table:style-name="ce5" office:value-type="float" office:value="1.06">
            <text:p>1.06</text:p>
          </table:table-cell>
          <table:table-cell table:style-name="ce5" office:value-type="string">
            <text:p>Access the service via REST mode without input patameters. </text:p>
          </table:table-cell>
          <table:table-cell table:style-name="ce5" office:value-type="string">
            <text:p>- Access version service via http://localhost:7762/services/version/getVersion </text:p>
          </table:table-cell>
          <table:table-cell table:style-name="ce5"/>
          <table:table-cell table:style-name="ce5" office:value-type="string">
            <text:p>- The response should be returned as below; </text:p>
            <text:p/>
            <text:p>&lt;ws:getVersionResponse&gt;</text:p>
            <text:p><text:s text:c="3"/>&lt;ws:return&gt;0.1.2007-06-20T03:07:00&lt;/ws:return&gt;</text:p>
            <text:p>&lt;/ws:getVersionResponse&gt;</text:p>
          </table:table-cell>
          <table:table-cell table:number-columns-repeated="3" table:style-name="ce5" office:value-type="string">
            <text:p>PASS</text:p>
          </table:table-cell>
          <table:table-cell table:number-columns-repeated="248"/>
        </table:table-row>
        <table:table-row table:style-name="ro2">
          <table:table-cell table:style-name="ce5" office:value-type="float" office:value="1.07" table:number-columns-spanned="1" table:number-rows-spanned="3">
            <text:p>1.07</text:p>
          </table:table-cell>
          <table:table-cell table:style-name="ce5" office:value-type="string" table:number-columns-spanned="1" table:number-rows-spanned="3">
            <text:p>Access the service via REST mode with input patameters</text:p>
          </table:table-cell>
          <table:table-cell table:style-name="ce5" office:value-type="string">
            <text:p>-Create a service using the code below; </text:p>
          </table:table-cell>
          <table:table-cell table:style-name="ce5" office:value-type="string" table:number-columns-spanned="1" table:number-rows-spanned="3">
            <text:p>testFunc.documentation = "testFunction just to test";</text:p>
            <text:p>testFunc.inputTypes="string";</text:p>
            <text:p>testFunc.outputType="anytype";</text:p>
            <text:p/>
            <text:p>function testFunc(param){</text:p>
            <text:p><text:s/>return param;}</text:p>
          </table:table-cell>
          <table:table-cell table:style-name="ce5" office:value-type="string" table:number-columns-spanned="1" table:number-rows-spanned="3">
            <text:p>- The response should be returned as below; <text:s/></text:p>
            <text:p/>
            <text:p>&lt;ws:testFuncResponse&gt;</text:p>
            <text:p><text:s text:c="4"/>&lt;ws:return&gt;</text:p>
            <text:p><text:s text:c="8"/>&lt;return&gt;new&lt;/return&gt;</text:p>
            <text:p><text:s text:c="4"/>&lt;/ws:return&gt;</text:p>
            <text:p><text:s/>&lt;/ws:testFuncResponse&gt;</text:p>
          </table:table-cell>
          <table:table-cell table:style-name="ce5" office:value-type="string" table:number-columns-spanned="1" table:number-rows-spanned="3">
            <text:p>PASS</text:p>
          </table:table-cell>
          <table:table-cell table:style-name="ce5" office:value-type="string" table:number-columns-spanned="1" table:number-rows-spanned="3">
            <text:p>PASS</text:p>
          </table:table-cell>
          <table:table-cell table:style-name="ce5" office:value-type="string" table:number-columns-spanned="1" table:number-rows-spanned="3">
            <text:p>PASS</text:p>
          </table:table-cell>
          <table:table-cell table:number-columns-repeated="248"/>
        </table:table-row>
        <table:table-row table:style-name="ro2">
          <table:covered-table-cell table:number-columns-repeated="2" table:style-name="ce5"/>
          <table:table-cell table:style-name="ce5" office:value-type="string">
            <text:p>-Save it as test.js </text:p>
          </table:table-cell>
          <table:covered-table-cell table:number-columns-repeated="3" table:style-name="ce5"/>
          <table:covered-table-cell table:number-columns-repeated="2" table:style-name="Default"/>
          <table:table-cell table:number-columns-repeated="248"/>
        </table:table-row>
        <table:table-row table:style-name="ro9">
          <table:covered-table-cell table:number-columns-repeated="2" table:style-name="ce5"/>
          <table:table-cell table:style-name="ce5" office:value-type="string">
            <text:p>-Access http://localhost:7762/services/test/testFunc?param=new </text:p>
          </table:table-cell>
          <table:covered-table-cell table:number-columns-repeated="3" table:style-name="ce5"/>
          <table:covered-table-cell table:number-columns-repeated="2" table:style-name="Default"/>
          <table:table-cell table:number-columns-repeated="248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utomatically Generated Resources" table:style-name="ta1" table:print="false">
        <office:forms form:automatic-focus="false" form:apply-design-mode="false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6" table:number-columns-repeated="251" table:default-cell-style-name="ce11"/>
        <table:table-row table:style-name="ro1">
          <table:table-cell table:number-columns-repeated="256"/>
        </table:table-row>
        <table:table-row table:style-name="ro2">
          <table:table-cell table:style-name="ce2" office:value-type="string" table:number-columns-spanned="5" table:number-rows-spanned="1">
            <text:p>Mashup Server Test Cases – Automatically Generated Resources</text:p>
          </table:table-cell>
          <table:covered-table-cell table:number-columns-repeated="4" table:style-name="Default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3">
          <table:table-cell table:style-name="ce3" office:value-type="string">
            <text:p>#</text:p>
          </table:table-cell>
          <table:table-cell table:style-name="ce3" office:value-type="string">
            <text:p>Test scenario</text:p>
          </table:table-cell>
          <table:table-cell table:style-name="ce3" office:value-type="string">
            <text:p>Test Procedure</text:p>
          </table:table-cell>
          <table:table-cell table:style-name="ce3" office:value-type="string">
            <text:p>Service script</text:p>
          </table:table-cell>
          <table:table-cell table:style-name="ce3" office:value-type="string">
            <text:p>Expected Results</text:p>
          </table:table-cell>
          <table:table-cell table:style-name="ce3" office:value-type="string">
            <text:p>Actual Results</text:p>
            <text:p>(0.2 -RC1)</text:p>
          </table:table-cell>
          <table:table-cell table:style-name="ce3" office:value-type="string">
            <text:p>Actual Results</text:p>
            <text:p>(0.2 -RC2)</text:p>
          </table:table-cell>
          <table:table-cell table:style-name="ce3" office:value-type="string">
            <text:p>Actual Results</text:p>
            <text:p>(0.2 -RC3)</text:p>
          </table:table-cell>
          <table:table-cell table:style-name="ce8" table:number-columns-repeated="247"/>
          <table:table-cell table:style-name="ce10"/>
        </table:table-row>
        <table:table-row table:style-name="ro2">
          <table:table-cell table:style-name="ce4" office:value-type="string" table:number-columns-spanned="3" table:number-rows-spanned="1">
            <text:p>1.0 <text:s/>Automatically Generated Resources</text:p>
          </table:table-cell>
          <table:covered-table-cell table:number-columns-repeated="2" table:style-name="ce6"/>
          <table:table-cell table:style-name="ce6" table:number-columns-repeated="5"/>
          <table:table-cell table:style-name="ce9" table:number-columns-repeated="247"/>
          <table:table-cell/>
        </table:table-row>
        <table:table-row-group>
          <table:table-row table:style-name="ro2">
            <table:table-cell table:style-name="ce12" office:value-type="float" office:value="1.01" table:number-columns-spanned="1" table:number-rows-spanned="2">
              <text:p>1.01</text:p>
            </table:table-cell>
            <table:table-cell table:style-name="ce12" office:value-type="string" table:number-columns-spanned="1" table:number-rows-spanned="2">
              <text:p>Accessing the service with ?tryit.</text:p>
            </table:table-cell>
            <table:table-cell table:style-name="ce12" office:value-type="string">
              <text:p>-Create a service using the code below. </text:p>
            </table:table-cell>
            <table:table-cell table:style-name="ce12" office:value-type="string" table:number-columns-spanned="1" table:number-rows-spanned="2">
              <text:p>this.serviceName = "firstService";</text:p>
              <text:p>this.documentation = "This is my first service";</text:p>
              <text:p/>
              <text:p>getString.inputTypes = "string";</text:p>
              <text:p>getString.outputType = "any";</text:p>
              <text:p>function getString(param){</text:p>
              <text:p><text:s text:c="8"/>return (param);</text:p>
              <text:p>}</text:p>
            </table:table-cell>
            <table:table-cell table:style-name="ce12" office:value-type="string" table:number-columns-spanned="1" table:number-rows-spanned="2">
              <text:p>- Service will be accessible from http://localhost:9762/services/firstService?tryit</text:p>
              <text:p>- The page should have an option to select the endpoint type and to enter the endpoint address.</text:p>
              <text:p>- The page should operate according to the js function in the service. (Should return the input string in this case.)</text:p>
            </table:table-cell>
            <table:table-cell table:style-name="ce12" office:value-type="string" table:number-columns-spanned="1" table:number-rows-spanned="2">
              <text:p>PASS</text:p>
            </table:table-cell>
            <table:table-cell table:style-name="ce12" office:value-type="string" table:number-columns-spanned="1" table:number-rows-spanned="2">
              <text:p>PASS</text:p>
            </table:table-cell>
            <table:table-cell table:style-name="ce12" office:value-type="string" table:number-columns-spanned="1" table:number-rows-spanned="2">
              <text:p>PASS</text:p>
            </table:table-cell>
            <table:table-cell table:number-columns-repeated="248"/>
          </table:table-row>
          <table:table-row table:style-name="ro10">
            <table:covered-table-cell table:number-columns-repeated="2" table:style-name="ce12"/>
            <table:table-cell table:style-name="ce12" office:value-type="string">
              <text:p>-Save the file as 'FirstService' and access <text:a xlink:href="http://localhost:9762/services/firstService?tryit">http://localhost:9762/services/firstService?tryit</text:a></text:p>
            </table:table-cell>
            <table:covered-table-cell table:number-columns-repeated="3" table:style-name="ce12"/>
            <table:covered-table-cell table:number-columns-repeated="2" table:style-name="ce7"/>
            <table:table-cell table:number-columns-repeated="248"/>
          </table:table-row>
          <table:table-row table:style-name="ro3">
            <table:table-cell table:style-name="ce12" office:value-type="float" office:value="1.02">
              <text:p>1.02</text:p>
            </table:table-cell>
            <table:table-cell table:style-name="ce12" office:value-type="string">
              <text:p>Accessing the WSDL of the service. </text:p>
            </table:table-cell>
            <table:table-cell table:style-name="ce12" office:value-type="string">
              <text:p>Access ?WSDL of the above service (firstService) 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The wsdl will be generated from <text:a xlink:href="http://localhost:9762/services/firstService?wsdl">http://localhost:9762/services/firstService?wsdl</text:a>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  <table:table-row table:style-name="ro3">
            <table:table-cell table:style-name="ce12" office:value-type="float" office:value="1.03">
              <text:p>1.03</text:p>
            </table:table-cell>
            <table:table-cell table:style-name="ce12" office:value-type="string">
              <text:p>Accessing the XSD of the service.</text:p>
            </table:table-cell>
            <table:table-cell table:style-name="ce12" office:value-type="string">
              <text:p>Access ?XSD of the above service (firstService)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The schema will be generated from http://localhost:9762/services/firstService?xsd 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  <table:table-row table:style-name="ro3">
            <table:table-cell table:style-name="ce12" office:value-type="float" office:value="1.04">
              <text:p>1.04</text:p>
            </table:table-cell>
            <table:table-cell table:style-name="ce12" office:value-type="string">
              <text:p>Accessing the client stub.</text:p>
            </table:table-cell>
            <table:table-cell table:style-name="ce12" office:value-type="string">
              <text:p>Access ?stub of the above service (firstService)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The stub will be generated from http://localhost:9762/services/firstService?stub 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  <table:table-row table:style-name="ro3">
            <table:table-cell table:style-name="ce12" office:value-type="float" office:value="1.05">
              <text:p>1.05</text:p>
            </table:table-cell>
            <table:table-cell table:style-name="ce12" office:value-type="string">
              <text:p>Accessing the source. </text:p>
            </table:table-cell>
            <table:table-cell table:style-name="ce12" office:value-type="string">
              <text:p>Access ?source of the above service <text:s/>(firstService) 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The source will be generated from <text:a xlink:href="http://localhost:9762/services/firstService?source">http://localhost:9762/services/firstService?source</text:a>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  <table:table-row table:style-name="ro3">
            <table:table-cell table:style-name="ce12" office:value-type="float" office:value="1.06">
              <text:p>1.06</text:p>
            </table:table-cell>
            <table:table-cell table:style-name="ce12" office:value-type="string">
              <text:p>Accessing the documentation. </text:p>
            </table:table-cell>
            <table:table-cell table:style-name="ce12" office:value-type="string">
              <text:p>Access the ?doc of the service. 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The documentation will be generated from <text:a xlink:href="http://localhost:9762/services/firstService?doc">http://localhost:9762/services/firstService?doc</text:a>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  <table:table-row table:style-name="ro7">
            <table:table-cell table:style-name="ce12" office:value-type="float" office:value="1.07">
              <text:p>1.07</text:p>
            </table:table-cell>
            <table:table-cell table:style-name="ce12" office:value-type="string">
              <text:p/>
              <text:p>Accessing a WSDL2 of the service.</text:p>
            </table:table-cell>
            <table:table-cell table:style-name="ce12" office:value-type="string">
              <text:p>- Place the WSDL2.0 file in resource folder.</text:p>
              <text:p>- Access ?WSDL2 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- ?wsdl2 should return the copied file instead of the automatically generated one. 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  <table:table-row table:style-name="ro7">
            <table:table-cell table:style-name="ce12" office:value-type="float" office:value="1.08">
              <text:p>1.08</text:p>
            </table:table-cell>
            <table:table-cell table:style-name="ce12" office:value-type="string">
              <text:p>Accessing WSDL when a WSDL2 file is available in the resource folder. </text:p>
            </table:table-cell>
            <table:table-cell table:style-name="ce12" office:value-type="string">
              <text:p>- Place the WSDL2.0 file in resource folder.</text:p>
              <text:p>- Access ?WSDL2 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- ?wsdl should return an error message stating that a custom WSDL 2.0 document is in use and thus WSDL 1.1 isn't currently available.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  <table:table-row table:style-name="ro11">
            <table:table-cell table:style-name="ce12" office:value-type="float" office:value="1.09">
              <text:p>1.09</text:p>
            </table:table-cell>
            <table:table-cell table:style-name="ce12" office:value-type="string">
              <text:p/>
              <text:p>Accessing stub when a WSDL2 file is available in the resource folder.</text:p>
            </table:table-cell>
            <table:table-cell table:style-name="ce12" office:value-type="string">
              <text:p>- Place the WSDL2.0 file in resource folder.</text:p>
              <text:p>- Access ?stub </text:p>
            </table:table-cell>
            <table:table-cell table:style-name="ce12" office:value-type="string">
              <text:p>N/A</text:p>
            </table:table-cell>
            <table:table-cell table:style-name="ce12" office:value-type="string">
              <text:p>- ?stub should use the user-generated WSDL??? (Is it the WSDL2 that was placed in resources??)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</table:table-row-group>
        <table:table-row table:style-name="ro1">
          <table:table-cell table:number-columns-repeated="256"/>
        </table:table-row>
        <table:table-row table:style-name="ro2">
          <table:table-cell table:style-name="ce4" office:value-type="string" table:number-columns-spanned="3" table:number-rows-spanned="1">
            <text:p>2.0 <text:s/>Automatic generation of WSDL</text:p>
          </table:table-cell>
          <table:covered-table-cell table:number-columns-repeated="2" table:style-name="ce6"/>
          <table:table-cell table:style-name="ce6" table:number-columns-repeated="5"/>
          <table:table-cell table:style-name="ce9" table:number-columns-repeated="247"/>
          <table:table-cell/>
        </table:table-row>
        <table:table-row-group>
          <table:table-row table:style-name="ro7">
            <table:table-cell table:style-name="ce12" office:value-type="float" office:value="2.01">
              <text:p>2.01</text:p>
            </table:table-cell>
            <table:table-cell table:style-name="ce12" office:value-type="string">
              <text:p>Generating the wsdl document of the deployed service. </text:p>
            </table:table-cell>
            <table:table-cell table:style-name="ce12" office:value-type="string">
              <text:p>-Deploy the service</text:p>
              <text:p>-Access ?wsdl </text:p>
            </table:table-cell>
            <table:table-cell table:style-name="ce5" office:value-type="string">
              <text:p>N/A</text:p>
            </table:table-cell>
            <table:table-cell table:style-name="ce12" office:value-type="string">
              <text:p>The correct WSDL document should be generated. </text:p>
            </table:table-cell>
            <table:table-cell table:number-columns-repeated="3" table:style-name="Default" office:value-type="string">
              <text:p>PASS</text:p>
            </table:table-cell>
            <table:table-cell table:number-columns-repeated="248"/>
          </table:table-row>
          <table:table-row table:style-name="ro12">
            <table:table-cell table:style-name="ce12" office:value-type="float" office:value="2.02">
              <text:p>2.02</text:p>
            </table:table-cell>
            <table:table-cell table:style-name="ce12" office:value-type="string">
              <text:p>Checking the main sections of the generated WSDL. </text:p>
            </table:table-cell>
            <table:table-cell table:style-name="ce12" office:value-type="string">
              <text:p>-Deploy the service.</text:p>
              <text:p>-Acess ?wsdl</text:p>
              <text:p>-Check the abstract part and the binding level details of the WSDL. </text:p>
            </table:table-cell>
            <table:table-cell table:style-name="ce5" office:value-type="string">
              <text:p>N/A</text:p>
            </table:table-cell>
            <table:table-cell table:style-name="ce12" office:value-type="string">
              <text:p/>
              <text:p>-Acess ?wsdl</text:p>
              <text:p>-Check the abstract part and the binding level details of the WSDL.</text:p>
              <text:p><text:tab/>The abstract part of the WSDL should contain the operations given in the .js.</text:p>
              <text:p>The binding-level details are defaulted to a useful baseline, and configurable on a per-endpoint basis using the UI, which will provide a number of options for generic bindings, and eventually allow one to point to a custom binding written in WSDL (can we get away with supporting WSDL 2 only?). ???</text:p>
            </table:table-cell>
            <table:table-cell table:number-columns-repeated="3" table:style-name="ce12" office:value-type="string">
              <text:p>PASS</text:p>
            </table:table-cell>
            <table:table-cell table:number-columns-repeated="248"/>
          </table:table-row>
        </table:table-row-group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binding_Annodations" table:style-name="ta1" table:print="false">
        <office:forms form:automatic-focus="false" form:apply-design-mode="false"/>
        <table:table-column table:style-name="co12" table:default-cell-style-name="ce9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6" table:number-columns-repeated="250" table:default-cell-style-name="ce16"/>
        <table:table-row table:style-name="ro13">
          <table:table-cell table:number-columns-repeated="255"/>
        </table:table-row>
        <table:table-row table:style-name="ro13">
          <table:table-cell table:style-name="ce2" office:value-type="string" table:number-columns-spanned="5" table:number-rows-spanned="1">
            <text:p>Mashup Server Test Cases – Data-binding and Annotations</text:p>
          </table:table-cell>
          <table:covered-table-cell table:number-columns-repeated="4" table:style-name="Default"/>
          <table:table-cell table:number-columns-repeated="250"/>
        </table:table-row>
        <table:table-row table:style-name="ro13" table:number-rows-repeated="2">
          <table:table-cell table:number-columns-repeated="255"/>
        </table:table-row>
        <table:table-row table:style-name="ro3">
          <table:table-cell table:style-name="ce13" office:value-type="string">
            <text:p>#</text:p>
          </table:table-cell>
          <table:table-cell table:style-name="ce17" office:value-type="string">
            <text:p>Test scenario</text:p>
          </table:table-cell>
          <table:table-cell table:style-name="ce17" office:value-type="string">
            <text:p>Test Procedure</text:p>
          </table:table-cell>
          <table:table-cell table:style-name="ce17" office:value-type="string">
            <text:p>Service script</text:p>
          </table:table-cell>
          <table:table-cell table:style-name="ce17" office:value-type="string">
            <text:p>Expected Results</text:p>
          </table:table-cell>
          <table:table-cell table:style-name="ce17" office:value-type="string">
            <text:p>Actual Results</text:p>
            <text:p>(0.2 -RC1)</text:p>
          </table:table-cell>
          <table:table-cell table:style-name="ce17" office:value-type="string">
            <text:p>Actual Results</text:p>
            <text:p>(0.2 -RC2)</text:p>
          </table:table-cell>
          <table:table-cell table:style-name="ce17" office:value-type="string">
            <text:p>Actual Results</text:p>
            <text:p>(0.2 -RC3)</text:p>
          </table:table-cell>
          <table:table-cell table:number-columns-repeated="247"/>
        </table:table-row>
        <table:table-row table:style-name="ro13">
          <table:table-cell table:style-name="ce14" office:value-type="string" table:number-columns-spanned="2" table:number-rows-spanned="1">
            <text:p>1.0 <text:s/>.visible</text:p>
          </table:table-cell>
          <table:covered-table-cell table:style-name="ce18"/>
          <table:table-cell table:style-name="ce18" table:number-columns-repeated="6"/>
          <table:table-cell table:number-columns-repeated="247"/>
        </table:table-row>
        <table:table-row-group>
          <table:table-row table:style-name="ro13">
            <table:table-cell table:style-name="ce15" office:value-type="float" office:value="1.01" table:number-columns-spanned="1" table:number-rows-spanned="2">
              <text:p>1.01</text:p>
            </table:table-cell>
            <table:table-cell table:style-name="ce19" office:value-type="string" table:number-columns-spanned="1" table:number-rows-spanned="2">
              <text:p>Test for defaults when .visible is not set in the service script (WSDL1.1). 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table-cell>
            <table:table-cell table:style-name="ce19" office:value-type="string" table:number-columns-spanned="1" table:number-rows-spanned="2">
              <text:p>The .wsdl document should show the helloVisible operation in its abstract section as by default .visible is set to true.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Not Checked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4">
            <table:covered-table-cell table:style-name="ce15" office:value-type="float" office:value="2">
              <text:p>2.00</text:p>
            </table:covered-table-cell>
            <table:covered-table-cell table:style-name="ce19"/>
            <table:table-cell table:style-name="ce19" office:value-type="string">
              <text:p>-Access ?wsdl of the service</text:p>
            </table:table-cell>
            <table:covered-table-cell table:style-name="ce19" office:value-type="string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covered-table-cell>
            <table:covered-table-cell table:number-columns-repeated="2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1.02" table:number-columns-spanned="1" table:number-rows-spanned="2">
              <text:p>1.02</text:p>
            </table:table-cell>
            <table:table-cell table:style-name="ce19" office:value-type="string" table:number-columns-spanned="1" table:number-rows-spanned="2">
              <text:p>Test for defaults when .visible is not set in the service script (WSDL2).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table-cell>
            <table:table-cell table:style-name="ce19" office:value-type="string" table:number-columns-spanned="1" table:number-rows-spanned="2">
              <text:p>The .wsdl2 document should show the helloVisible operation in its abstract section as by default .visible is set to true.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5">
            <table:covered-table-cell table:style-name="ce15"/>
            <table:covered-table-cell table:style-name="ce19"/>
            <table:table-cell table:style-name="ce19" office:value-type="string">
              <text:p>-Access ?wsdl2 of the service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3">
            <table:table-cell table:style-name="ce15" office:value-type="float" office:value="1.03" table:number-columns-spanned="1" table:number-rows-spanned="2">
              <text:p>1.03</text:p>
            </table:table-cell>
            <table:table-cell table:style-name="ce19" office:value-type="string" table:number-columns-spanned="1" table:number-rows-spanned="2">
              <text:p>Test when .visible is set to true in the service script. </text:p>
            </table:table-cell>
            <table:table-cell table:style-name="ce19" office:value-type="string">
              <text:p>-Use the source used above and update it as below. </text:p>
            </table:table-cell>
            <table:table-cell table:style-name="ce19" office:value-type="string" table:number-columns-spanned="1" table:number-rows-spanned="2">
              <text:p>this.documentation = "This is to test .visible annotation" ;</text:p>
              <text:p/>
              <text:p>helloNotVisible.visible = true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9" office:value-type="string" table:number-columns-spanned="1" table:number-rows-spanned="2">
              <text:p>The .wsdl document should show the helloNotVisible operation in its abstract section.</text:p>
              <text:p>In fact, the helloVisible operation should also be visible as in default state .visible is set to true.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5">
            <table:covered-table-cell table:style-name="ce15"/>
            <table:covered-table-cell table:style-name="ce19"/>
            <table:table-cell table:style-name="ce19" office:value-type="string">
              <text:p>-Deploy the service and access WSDL2 of the service.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1.04" table:number-columns-spanned="1" table:number-rows-spanned="2">
              <text:p>1.04</text:p>
            </table:table-cell>
            <table:table-cell table:style-name="ce19" office:value-type="string" table:number-columns-spanned="1" table:number-rows-spanned="2">
              <text:p>Test when .visible is set to false in the service script.</text:p>
            </table:table-cell>
            <table:table-cell table:style-name="ce19" office:value-type="string">
              <text:p>-Update the above service as below; </text:p>
            </table:table-cell>
            <table:table-cell table:style-name="ce19" office:value-type="string" table:number-columns-spanned="1" table:number-rows-spanned="2">
              <text:p>this.documentation = "This is to test .visible annotation" ;</text:p>
              <text:p/>
              <text:p>helloNotVisible.visible = false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9" office:value-type="string" table:number-columns-spanned="1" table:number-rows-spanned="2">
              <text:p>The .wsdl document should NOT show the helloNotVisible in its abstract section.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6">
            <table:covered-table-cell table:style-name="ce15"/>
            <table:covered-table-cell table:style-name="ce19"/>
            <table:table-cell table:style-name="ce19" office:value-type="string">
              <text:p>-Deploy the service and access WSDL2 of the service.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3">
            <table:table-cell table:style-name="ce15" office:value-type="float" office:value="1.05">
              <text:p>1.05</text:p>
            </table:table-cell>
            <table:table-cell table:style-name="ce19" office:value-type="string">
              <text:p>Test when .visible is set to 0 in the service script.</text:p>
            </table:table-cell>
            <table:table-cell table:style-name="ce19" office:value-type="string">
              <text:p>-Update the above service as below; </text:p>
            </table:table-cell>
            <table:table-cell table:style-name="ce19" office:value-type="string" table:number-columns-spanned="1" table:number-rows-spanned="2">
              <text:p>this.documentation = "This is to test .visible annotation" ;</text:p>
              <text:p/>
              <text:p>helloNotVisible.visible = 0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9" office:value-type="string" table:number-columns-spanned="1" table:number-rows-spanned="2">
              <text:p>The .wsdl document should NOT show the helloNotVisible in its abstract section.</text:p>
            </table:table-cell>
            <table:table-cell table:style-name="ce19" office:value-type="string" table:number-columns-spanned="1" table:number-rows-spanned="2">
              <text:p>FAIL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7">
            <table:table-cell table:style-name="ce15" office:value-type="float" office:value="1.06">
              <text:p>1.06</text:p>
            </table:table-cell>
            <table:table-cell table:style-name="ce19"/>
            <table:table-cell table:style-name="ce19" office:value-type="string">
              <text:p>-Deploy the service and access WSDL2 of the service. </text:p>
            </table:table-cell>
            <table:covered-table-cell table:number-columns-repeated="2" table:style-name="ce19"/>
            <table:covered-table-cell table:number-columns-repeated="3" table:style-name="ce7"/>
            <table:table-cell table:number-columns-repeated="247"/>
          </table:table-row>
          <table:table-row table:style-name="ro13">
            <table:table-cell table:style-name="ce15" office:value-type="float" office:value="1.07" table:number-columns-spanned="1" table:number-rows-spanned="2">
              <text:p>1.07</text:p>
            </table:table-cell>
            <table:table-cell table:style-name="ce19" office:value-type="string" table:number-columns-spanned="1" table:number-rows-spanned="2">
              <text:p>Test when .visible is set to NaN in the service script.</text:p>
            </table:table-cell>
            <table:table-cell table:style-name="ce19" office:value-type="string">
              <text:p>-Update the above service as below; </text:p>
            </table:table-cell>
            <table:table-cell table:style-name="ce19" office:value-type="string" table:number-columns-spanned="1" table:number-rows-spanned="2">
              <text:p>this.documentation = "This is to test .visible annotation" ;</text:p>
              <text:p/>
              <text:p>helloNotVisible.visible = NaN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9" office:value-type="string" table:number-columns-spanned="1" table:number-rows-spanned="2">
              <text:p>The .wsdl document should NOT show the helloNotVisible in its abstract section.</text:p>
            </table:table-cell>
            <table:table-cell table:style-name="ce19" office:value-type="string" table:number-columns-spanned="1" table:number-rows-spanned="2">
              <text:p>FAIL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18">
            <table:covered-table-cell table:style-name="ce15"/>
            <table:covered-table-cell table:style-name="ce19"/>
            <table:table-cell table:style-name="ce19" office:value-type="string">
              <text:p>-Deploy the service and access WSDL2 of the service. </text:p>
            </table:table-cell>
            <table:covered-table-cell table:number-columns-repeated="2" table:style-name="ce19"/>
            <table:covered-table-cell table:number-columns-repeated="3" table:style-name="ce7"/>
            <table:table-cell table:number-columns-repeated="247"/>
          </table:table-row>
        </table:table-row-group>
        <table:table-row table:style-name="ro13">
          <table:table-cell table:style-name="ce15"/>
          <table:table-cell table:style-name="ce19" table:number-columns-repeated="4"/>
          <table:table-cell table:style-name="ce7" table:number-columns-repeated="3"/>
          <table:table-cell table:number-columns-repeated="247"/>
        </table:table-row>
        <table:table-row table:style-name="ro13">
          <table:table-cell table:style-name="ce14" office:value-type="string" table:number-columns-spanned="2" table:number-rows-spanned="1">
            <text:p>2.0 <text:s/>.operationName</text:p>
          </table:table-cell>
          <table:covered-table-cell table:style-name="ce18"/>
          <table:table-cell table:style-name="ce18" table:number-columns-repeated="6"/>
          <table:table-cell table:number-columns-repeated="247"/>
        </table:table-row>
        <table:table-row-group>
          <table:table-row table:style-name="ro13">
            <table:table-cell table:style-name="ce15" office:value-type="float" office:value="2.01" table:number-columns-spanned="1" table:number-rows-spanned="3">
              <text:p>2.01</text:p>
            </table:table-cell>
            <table:table-cell table:style-name="ce19" office:value-type="string" table:number-columns-spanned="1" table:number-rows-spanned="3">
              <text:p>Test when .operationName is not set in the service script. </text:p>
            </table:table-cell>
            <table:table-cell table:style-name="ce19" office:value-type="string">
              <text:p>-Create a service using the source below; </text:p>
            </table:table-cell>
            <table:table-cell table:style-name="ce19" office:value-type="string" table:number-columns-spanned="1" table:number-rows-spanned="3">
              <text:p>this.serviceName = "versionSimple";</text:p>
              <text:p>this.documentation = "Mashup Server version service";</text:p>
              <text:p/>
              <text:p>getVersion.documentation = "Returns the Mashup Server version ";</text:p>
              <text:p/>
              <text:p>getVersion.inputTypes = {};</text:p>
              <text:p>getVersion.outputType = "any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9" office:value-type="string" table:number-columns-spanned="1" table:number-rows-spanned="3">
              <text:p>-In WSDL2 the operation name attribute should hold the function name.</text:p>
              <text:p>-In ?tryit the <text:s/>operation name should show the function name. </text:p>
            </table:table-cell>
            <table:table-cell table:style-name="ce19" office:value-type="string" table:number-columns-spanned="1" table:number-rows-spanned="3">
              <text:p>PASS</text:p>
            </table:table-cell>
            <table:table-cell table:style-name="ce19" office:value-type="string" table:number-columns-spanned="1" table:number-rows-spanned="3">
              <text:p>PASS</text:p>
            </table:table-cell>
            <table:table-cell table:style-name="ce19" table:number-columns-spanned="1" table:number-rows-spanned="3"/>
            <table:table-cell table:number-columns-repeated="247"/>
          </table:table-row>
          <table:table-row table:style-name="ro13">
            <table:covered-table-cell table:style-name="ce15"/>
            <table:covered-table-cell table:style-name="ce19"/>
            <table:table-cell table:style-name="ce19" office:value-type="string">
              <text:p>-Access ?wsdl2 of the service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9">
            <table:covered-table-cell table:style-name="ce15"/>
            <table:covered-table-cell table:style-name="ce19"/>
            <table:table-cell table:style-name="ce19" office:value-type="string">
              <text:p>-Access ?tryit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3">
            <table:table-cell table:style-name="ce15" office:value-type="float" office:value="2.02" table:number-columns-spanned="1" table:number-rows-spanned="3">
              <text:p>2.02</text:p>
            </table:table-cell>
            <table:table-cell table:style-name="ce19" office:value-type="string" table:number-columns-spanned="1" table:number-rows-spanned="3">
              <text:p>Test when .operationName is set <text:s/>a value. </text:p>
            </table:table-cell>
            <table:table-cell table:style-name="ce19" office:value-type="string">
              <text:p>-Change the above deployed service and set the .operationName </text:p>
            </table:table-cell>
            <table:table-cell table:style-name="ce19" office:value-type="string" table:number-columns-spanned="1" table:number-rows-spanned="3">
              <text:p>this.serviceName = "versionSimple";</text:p>
              <text:p>this.documentation = "Mashup Server version service";</text:p>
              <text:p/>
              <text:p>getVersion.documentation = "Returns the version of the Mashup Server";</text:p>
              <text:p>getVersion.operationName = "GET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9" office:value-type="string" table:number-columns-spanned="1" table:number-rows-spanned="3">
              <text:p>-In WSDL2 the operation name attribute should hold value defined in .operationName.</text:p>
              <text:p>-In ?tryit the <text:s/>operation name should show the value defined in .operationName.</text:p>
            </table:table-cell>
            <table:table-cell table:style-name="ce19" office:value-type="string" table:number-columns-spanned="1" table:number-rows-spanned="3">
              <text:p>PASS</text:p>
            </table:table-cell>
            <table:table-cell table:style-name="ce19" office:value-type="string" table:number-columns-spanned="1" table:number-rows-spanned="3">
              <text:p>PASS</text:p>
            </table:table-cell>
            <table:table-cell table:style-name="ce19" table:number-columns-spanned="1" table:number-rows-spanned="3"/>
            <table:table-cell table:number-columns-repeated="247"/>
          </table:table-row>
          <table:table-row table:style-name="ro13">
            <table:covered-table-cell table:style-name="ce15"/>
            <table:covered-table-cell table:style-name="ce19"/>
            <table:table-cell table:style-name="ce19" office:value-type="string">
              <text:p>-Access ?wsdl2 of the service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20">
            <table:covered-table-cell table:style-name="ce15"/>
            <table:covered-table-cell table:style-name="ce19"/>
            <table:table-cell table:style-name="ce19" office:value-type="string">
              <text:p>-Access ?tryit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2.03" table:number-columns-spanned="1" table:number-rows-spanned="2">
              <text:p>2.03</text:p>
            </table:table-cell>
            <table:table-cell table:style-name="ce19" office:value-type="string" table:number-columns-spanned="1" table:number-rows-spanned="2">
              <text:p>Test when the value for .operationName has a space in it.</text:p>
            </table:table-cell>
            <table:table-cell table:style-name="ce19" office:value-type="string">
              <text:p>-Update the service used in above test case 2. </text:p>
            </table:table-cell>
            <table:table-cell table:style-name="ce19" office:value-type="string" table:number-columns-spanned="1" table:number-rows-spanned="2">
              <text:p>this.serviceName = "version";</text:p>
              <text:p>this.documentation = "Mashup Server version service";</text:p>
              <text:p>getVersion.documentation = "Returns the Mashup Server version";</text:p>
              <text:p>getVersion.operationName = "GET VERSION";</text:p>
              <text:p/>
              <text:p>getVersion.inputTypes = {};</text:p>
              <text:p>getVersion.outputType = "anyType";</text:p>
              <text:p>function getVersion(){</text:p>
              <text:p><text:s text:c="9"/>return ("The version of the Mashup Server is SNAPSHOT"); }</text:p>
            </table:table-cell>
            <table:table-cell table:style-name="ce19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1">
            <table:covered-table-cell table:style-name="ce15"/>
            <table:covered-table-cell table:style-name="ce19"/>
            <table:table-cell table:style-name="ce19" office:value-type="string">
              <text:p>-Deploy the service.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2.04" table:number-columns-spanned="1" table:number-rows-spanned="2">
              <text:p>2.04</text:p>
            </table:table-cell>
            <table:table-cell table:style-name="ce19" office:value-type="string" table:number-columns-spanned="1" table:number-rows-spanned="2">
              <text:p/>
              <text:p>Test when the value for .operationName has a numbers in it</text:p>
            </table:table-cell>
            <table:table-cell table:style-name="ce19" office:value-type="string">
              <text:p>-Update the service used in above test case 2. </text:p>
            </table:table-cell>
            <table:table-cell table:style-name="ce19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12GET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 </text:p>
            </table:table-cell>
            <table:table-cell table:style-name="ce19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2">
            <table:covered-table-cell table:style-name="ce15"/>
            <table:covered-table-cell table:style-name="ce19"/>
            <table:table-cell table:style-name="ce19" office:value-type="string">
              <text:p>-Deploy the service.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2.05" table:number-columns-spanned="1" table:number-rows-spanned="2">
              <text:p>2.05</text:p>
            </table:table-cell>
            <table:table-cell table:style-name="ce19" office:value-type="string" table:number-columns-spanned="1" table:number-rows-spanned="2">
              <text:p>Test when the value for .operationName has a special chars in it</text:p>
            </table:table-cell>
            <table:table-cell table:style-name="ce19" office:value-type="string">
              <text:p>-Update the service used in above test case 2. </text:p>
            </table:table-cell>
            <table:table-cell table:style-name="ce19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12GET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 </text:p>
            </table:table-cell>
            <table:table-cell table:style-name="ce19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3">
            <table:covered-table-cell table:style-name="ce15"/>
            <table:covered-table-cell table:style-name="ce19"/>
            <table:table-cell table:style-name="ce19" office:value-type="string">
              <text:p>-Deploy the service.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2.06" table:number-columns-spanned="1" table:number-rows-spanned="2">
              <text:p>2.06</text:p>
            </table:table-cell>
            <table:table-cell table:style-name="ce19" office:value-type="string" table:number-columns-spanned="1" table:number-rows-spanned="2">
              <text:p>Test when two .operationName's given to the same function.</text:p>
            </table:table-cell>
            <table:table-cell table:style-name="ce19" office:value-type="string">
              <text:p>-Update the service used in above test case 2. </text:p>
            </table:table-cell>
            <table:table-cell table:style-name="ce19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GETVERSION";</text:p>
              <text:p>getVersion.operationName = "GET_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9" office:value-type="string" table:number-columns-spanned="1" table:number-rows-spanned="2">
              <text:p>The service should be successfully deployed.</text:p>
              <text:p>?wsdl and ?tryit should show the .operationName that was given secondly.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">
            <table:covered-table-cell table:style-name="ce15"/>
            <table:covered-table-cell table:style-name="ce19"/>
            <table:table-cell table:style-name="ce19" office:value-type="string">
              <text:p>-Deploy the service. Check the ?wsdl2 and ?tryit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</table:table-row-group>
        <table:table-row table:style-name="ro13">
          <table:table-cell table:style-name="ce15"/>
          <table:table-cell table:style-name="ce19" table:number-columns-repeated="5"/>
          <table:table-cell table:style-name="ce7" table:number-columns-repeated="2"/>
          <table:table-cell table:number-columns-repeated="247"/>
        </table:table-row>
        <table:table-row table:style-name="ro13">
          <table:table-cell table:style-name="ce4" office:value-type="string" table:number-columns-spanned="2" table:number-rows-spanned="1">
            <text:p>3.0 <text:s/>.inputTypes, .outputType</text:p>
          </table:table-cell>
          <table:covered-table-cell table:style-name="ce20"/>
          <table:table-cell table:style-name="ce20" table:number-columns-repeated="6"/>
          <table:table-cell table:number-columns-repeated="247"/>
        </table:table-row>
        <table:table-row-group>
          <table:table-row table:style-name="ro13">
            <table:table-cell table:style-name="ce15" office:value-type="float" office:value="3.01" table:number-columns-spanned="1" table:number-rows-spanned="2">
              <text:p>3.01</text:p>
            </table:table-cell>
            <table:table-cell table:style-name="ce19" office:value-type="string" table:number-columns-spanned="1" table:number-rows-spanned="2">
              <text:p>Check the input and output types in ?wsdl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complexInput.inputTypes = {</text:p>
              <text:p><text:s text:c="4"/>"complexInput1" : "string",</text:p>
              <text:p><text:s text:c="4"/>"complexInput2" : "number",</text:p>
              <text:p><text:s text:c="4"/>"complexInput3" : "date",</text:p>
              <text:p><text:s text:c="4"/>"complexInput4" : "any"</text:p>
              <text:p>};</text:p>
              <text:p>complexInput.outputType = "string";</text:p>
              <text:p>function complexInput(complexInput1, complexInput2, complexInput3, complexInput4, complexInput5) {</text:p>
              <text:p><text:s text:c="4"/>return "complexInput1=" + complexInput1 +</text:p>
              <text:p><text:s text:c="12"/>" complexInput2=" + complexInput2 +</text:p>
              <text:p><text:s text:c="11"/>" complexInput3=" + complexInput3 +</text:p>
              <text:p><text:s text:c="11"/>" complexInput4= " + complexInput4</text:p>
              <text:p>};</text:p>
            </table:table-cell>
            <table:table-cell table:style-name="ce19" office:value-type="string" table:number-columns-spanned="1" table:number-rows-spanned="2">
              <text:p>The parameter names paired with the schema types will appear in the WSDL.</text:p>
              <text:p/>
              <text:p>&lt;xs:complexType name="complexInputType"&gt;</text:p>
              <text:p><text:tab/>&lt;xs:sequence&gt;</text:p>
              <text:p>&lt;xs:element name="complexInput1" type="xs:string"/&gt;</text:p>
              <text:p>&lt;xs:element name="complexInput2" type="xs:double"/&gt;</text:p>
              <text:p>&lt;xs:element name="complexInput3" type="xs:dateTime"/&gt;</text:p>
              <text:p>&lt;xs:element name="complexInput4" type="xs:anyType"/&gt;</text:p>
              <text:p>&lt;/xs:sequence&gt;</text:p>
              <text:p>&lt;/xs:complexType&gt;</text:p>
              <text:p>&lt;xs:element name="complexInput" type="ws:complexInputType"/&gt;</text:p>
              <text:p><text:tab/>&lt;xs:complexType name="complexInputResponseType"&gt;</text:p>
              <text:p><text:tab/>&lt;xs:sequence&gt;</text:p>
              <text:p>&lt;xs:element name="return" type="xs:string"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24">
            <table:covered-table-cell table:style-name="ce15"/>
            <table:covered-table-cell table:style-name="ce19"/>
            <table:table-cell table:style-name="ce19" office:value-type="string">
              <text:p>NOTE: Use 2007-08-27T10:20:30.040Z format for date.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3.02" table:number-columns-spanned="1" table:number-rows-spanned="2">
              <text:p>3.02</text:p>
            </table:table-cell>
            <table:table-cell table:style-name="ce19" office:value-type="string" table:number-columns-spanned="1" table:number-rows-spanned="2">
              <text:p>Check the input and output types in ?tryit</text:p>
            </table:table-cell>
            <table:table-cell table:style-name="ce19" office:value-type="string">
              <text:p>-Use the service used in the test case 1 above. </text:p>
            </table:table-cell>
            <table:table-cell table:style-name="ce19" office:value-type="string" table:number-columns-spanned="1" table:number-rows-spanned="2">
              <text:p>Use the above</text:p>
            </table:table-cell>
            <table:table-cell table:style-name="ce19" office:value-type="string" table:number-columns-spanned="1" table:number-rows-spanned="2">
              <text:p>-?tryit should accept\reject following data types for each field.</text:p>
              <text:p>complexInput1 -Accepts any string, special character, number, space</text:p>
              <text:p>complexInput2 -Accepts any number. Rejects char, special character, space</text:p>
              <text:p>complexInput3 -Accepts data in 2007-08-27T10:20:30.040Z format. Rejects char, special character, space, number complexInput4-Accepts space and any value.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25">
            <table:covered-table-cell table:style-name="ce15"/>
            <table:covered-table-cell table:style-name="ce19"/>
            <table:table-cell table:style-name="ce19" office:value-type="string">
              <text:p>-Access the ?tryit page.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1">
            <table:table-cell table:style-name="ce15" office:value-type="float" office:value="3.03">
              <text:p>3.03</text:p>
            </table:table-cell>
            <table:table-cell table:style-name="ce19" office:value-type="string">
              <text:p>Check the results when there are .inputTypes defined but function is not passing any parameter.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>
              <text:p>getVersion.inputTypes = { "first" : "string" }; </text:p>
              <text:p>getVersion.outputType = "anyType";</text:p>
              <text:p>function getVersion() {</text:p>
              <text:p>return first;}</text:p>
            </table:table-cell>
            <table:table-cell table:style-name="ce19" office:value-type="string">
              <text:p>An error indicating the missing parameters should return when deploying the service.</text:p>
            </table:table-cell>
            <table:table-cell table:number-columns-repeated="2" table:style-name="ce19" office:value-type="string">
              <text:p>PASS</text:p>
            </table:table-cell>
            <table:table-cell table:style-name="ce19"/>
            <table:table-cell table:number-columns-repeated="247"/>
          </table:table-row>
          <table:table-row table:style-name="ro13">
            <table:table-cell table:style-name="ce15" office:value-type="float" office:value="3.04" table:number-columns-spanned="1" table:number-rows-spanned="2">
              <text:p>3.04</text:p>
            </table:table-cell>
            <table:table-cell table:style-name="ce19" office:value-type="string" table:number-columns-spanned="1" table:number-rows-spanned="2">
              <text:p>Check results when there's no inputs. 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NoInput.inputTypes = "";</text:p>
              <text:p>NoInput.outputType = "string";</text:p>
              <text:p>function NoInput() {</text:p>
              <text:p><text:s/>return "test"}</text:p>
            </table:table-cell>
            <table:table-cell table:style-name="ce19" office:value-type="string" table:number-columns-spanned="1" table:number-rows-spanned="2">
              <text:p>- The service should be deployed without any errors.</text:p>
              <text:p>- The ?tryit should return "test" when the 'NoInput' button is clicked.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6">
            <table:covered-table-cell table:style-name="ce15"/>
            <table:covered-table-cell table:style-name="ce19"/>
            <table:table-cell table:style-name="ce19" office:value-type="string">
              <text:p>- Deploy it and check the ?tryit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05" table:number-columns-spanned="1" table:number-rows-spanned="2">
              <text:p>3.05</text:p>
            </table:table-cell>
            <table:table-cell table:style-name="ce19" office:value-type="string" table:number-columns-spanned="1" table:number-rows-spanned="2">
              <text:p>Check the serialization when declared as "string" 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estString.inputTypes = "string";</text:p>
              <text:p>testString.outputType = "string";</text:p>
              <text:p>function testString(param) {</text:p>
              <text:p><text:s text:c="5"/>return param;</text:p>
              <text:p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testStringType"&gt;</text:p>
              <text:p><text:s/>&lt;xs:sequence&gt;</text:p>
              <text:p><text:s/>&lt;xs:element name="param" type="xs:string" /&gt;</text:p>
              <text:p><text:s/>&lt;/xs:sequence&gt;</text:p>
              <text:p><text:s/>&lt;/xs:complexType&gt;</text:p>
              <text:p><text:s/>&lt;xs:element name="testString" type="ws:testStringType" /&gt;</text:p>
              <text:p><text:s/>&lt;xs:complexType name="testStringResponseType"&gt;</text:p>
              <text:p><text:s/>&lt;xs:sequence&gt;</text:p>
              <text:p><text:s/>&lt;xs:element name="return" type="xs:string" /&gt;</text:p>
              <text:p><text:s/>&lt;/xs:sequence&gt;</text:p>
              <text:p><text:s/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7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06" table:number-columns-spanned="1" table:number-rows-spanned="2">
              <text:p>3.06</text:p>
            </table:table-cell>
            <table:table-cell table:style-name="ce19" office:value-type="string" table:number-columns-spanned="1" table:number-rows-spanned="2">
              <text:p>Check the serialization when declared as "number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estNumber.inputTypes = "number";</text:p>
              <text:p>testNumber.outputType = "number";</text:p>
              <text:p>function testNumber(param) {</text:p>
              <text:p><text:s text:c="4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schema attributeFormDefault="unqualified" elementFormDefault="unqualified"</text:p>
              <text:p>targetNamespace="http://services.mashup.wso2.org/testcase?xsd"&gt;</text:p>
              <text:p>&lt;xs:complexType name="testNumberType"&gt;</text:p>
              <text:p>&lt;xs:sequence&gt;</text:p>
              <text:p>&lt;xs:element name="param" type="xs:double"/&gt;</text:p>
              <text:p>&lt;/xs:sequence&gt;</text:p>
              <text:p>&lt;/xs:complexType&gt;</text:p>
              <text:p>&lt;xs:element name="testNumber" type="ws:testNumberType"/&gt;</text:p>
              <text:p>&lt;xs:complexType name="testNumberResponseType"&gt;</text:p>
              <text:p>&lt;xs:sequence&gt;</text:p>
              <text:p>&lt;xs:element name="return" type="xs:double"/&gt;</text:p>
              <text:p>&lt;/xs:sequence&gt;</text:p>
              <text:p>&lt;/xs:complexType&gt;</text:p>
              <text:p>&lt;xs:element name="testNumberResponse" type="ws:testNumberResponseType"/&gt;</text:p>
              <text:p>&lt;/xs:schema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8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07" table:number-columns-spanned="1" table:number-rows-spanned="2">
              <text:p>3.07</text:p>
            </table:table-cell>
            <table:table-cell table:style-name="ce19" office:value-type="string" table:number-columns-spanned="1" table:number-rows-spanned="2">
              <text:p>Check the serialization when declared as "boolean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estBoolean.inputTypes = "Boolean";</text:p>
              <text:p>testBoolean.outputType = "Boolean";</text:p>
              <text:p>function testBoolean(param) {</text:p>
              <text:p><text:s text:c="6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testBooleanType"&gt;</text:p>
              <text:p>&lt;xs:sequence&gt;</text:p>
              <text:p>&lt;xs:element name="param" type="xs:boolean" /&gt;</text:p>
              <text:p>&lt;/xs:sequence&gt;</text:p>
              <text:p>&lt;/xs:complexType&gt;</text:p>
              <text:p>&lt;xs:element name="testBoolean" type="ws:testBooleanType" /&gt;</text:p>
              <text:p>&lt;xs:complexType name="testBooleanResponseType"&gt;</text:p>
              <text:p>&lt;xs:sequence&gt;</text:p>
              <text:p>&lt;xs:element name="return" type="xs:boolean" 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9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08" table:number-columns-spanned="1" table:number-rows-spanned="2">
              <text:p>3.08</text:p>
            </table:table-cell>
            <table:table-cell table:style-name="ce19" office:value-type="string" table:number-columns-spanned="1" table:number-rows-spanned="2">
              <text:p>Check the serialization when declared as "date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estDate.inputTypes = "date";</text:p>
              <text:p>testDate.outputType = "date";</text:p>
              <text:p>function testDate(param) {</text:p>
              <text:p><text:s text:c="4"/>return param;</text:p>
              <text:p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testDateType"&gt;</text:p>
              <text:p>&lt;xs:sequence&gt;</text:p>
              <text:p>&lt;xs:element name="param" type="xs:dateTime" /&gt;</text:p>
              <text:p>&lt;/xs:sequence&gt;</text:p>
              <text:p>&lt;/xs:complexType&gt;</text:p>
              <text:p>&lt;xs:element name="testDate" type="ws:testDateType" /&gt;</text:p>
              <text:p>&lt;xs:complexType name="testDateResponseType"&gt;</text:p>
              <text:p>&lt;xs:sequence&gt;</text:p>
              <text:p>&lt;xs:element name="return" type="xs:dateTime" 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0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09" table:number-columns-spanned="1" table:number-rows-spanned="2">
              <text:p>3.09</text:p>
            </table:table-cell>
            <table:table-cell table:style-name="ce19" office:value-type="string" table:number-columns-spanned="1" table:number-rows-spanned="2">
              <text:p>Check the serialization when declared as "array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estArray.inputTypes = "array";</text:p>
              <text:p>testArray.outputType = "array";</text:p>
              <text:p>function testArray(param) {</text:p>
              <text:p><text:s text:c="4"/>return param;</text:p>
              <text:p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sequence&gt;</text:p>
              <text:p>&lt;xs:element maxOccurs="unbounded" minOccurs="0" name="param" type="xs:anyType" /&gt;</text:p>
              <text:p>&lt;/xs:sequence&gt;</text:p>
              <text:p>&lt;/xs:complexType&gt;</text:p>
              <text:p>&lt;xs:element name="testArray" type="ws:testArrayType" /&gt;</text:p>
              <text:p>&lt;xs:complexType name="testArrayResponseType"&gt;</text:p>
              <text:p>&lt;xs:sequence&gt;</text:p>
              <text:p>&lt;xs:element maxOccurs="unbounded" minOccurs="0" name="return" type="xs:anyType" 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1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1" table:number-columns-spanned="1" table:number-rows-spanned="2">
              <text:p>3.10</text:p>
            </table:table-cell>
            <table:table-cell table:style-name="ce19" office:value-type="string" table:number-columns-spanned="1" table:number-rows-spanned="2">
              <text:p>Check the serialization when declared as "object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estObject.inputTypes = "Object";</text:p>
              <text:p>testObject.outputType = "Object";</text:p>
              <text:p>function testObject(param) {</text:p>
              <text:p><text:s text:c="4"/>return param;</text:p>
              <text:p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testObjectType"&gt;</text:p>
              <text:p>&lt;xs:sequence&gt;</text:p>
              <text:p>&lt;xs:element maxOccurs="unbounded" minOccurs="0" name="param" type="xs:anyType" /&gt;</text:p>
              <text:p>&lt;/xs:sequence&gt;</text:p>
              <text:p>&lt;/xs:complexType&gt;</text:p>
              <text:p>&lt;xs:element name="testObject" type="ws:testObjectType" /&gt;</text:p>
              <text:p>&lt;xs:complexType name="testObjectResponseType"&gt;</text:p>
              <text:p>&lt;xs:sequence&gt;</text:p>
              <text:p>&lt;xs:element maxOccurs="unbounded" minOccurs="0" name="return" type="xs:anyType" 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2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11" table:number-columns-spanned="1" table:number-rows-spanned="2">
              <text:p>3.11</text:p>
            </table:table-cell>
            <table:table-cell table:style-name="ce19" office:value-type="string" table:number-columns-spanned="1" table:number-rows-spanned="2">
              <text:p>Check the serialization when declared as "Xml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estXml.inputTypes = "Xml";</text:p>
              <text:p>testXml.outputType = "Xml";</text:p>
              <text:p>function testXml(param) {</text:p>
              <text:p><text:s text:c="4"/>return param;</text:p>
              <text:p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testXmlType"&gt;</text:p>
              <text:p>&lt;xs:sequence&gt;</text:p>
              <text:p>&lt;xs:element name="param" type="xs:anyType" /&gt;</text:p>
              <text:p>&lt;/xs:sequence&gt;</text:p>
              <text:p>&lt;/xs:complexType&gt;</text:p>
              <text:p>&lt;xs:element name="testXml" type="ws:testXmlType" /&gt;</text:p>
              <text:p>&lt;xs:complexType name="testXmlResponseType"&gt;</text:p>
              <text:p>&lt;xs:sequence&gt;</text:p>
              <text:p>&lt;xs:element name="return" type="xs:anyType" 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3.12" table:number-columns-spanned="1" table:number-rows-spanned="2">
              <text:p>3.12</text:p>
            </table:table-cell>
            <table:table-cell table:style-name="ce19" office:value-type="string" table:number-columns-spanned="1" table:number-rows-spanned="2">
              <text:p>Check the serialization when declared as "xs:string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xsString.inputTypes = "xs:string";</text:p>
              <text:p><text:s/>xsString.outputType = "xs:string";</text:p>
              <text:p><text:s/>function xsString(param) {</text:p>
              <text:p><text:s text:c="2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xsStringType"&gt;</text:p>
              <text:p>&lt;xs:sequence&gt;</text:p>
              <text:p>&lt;xs:element name="param" type="xs:string"/&gt;</text:p>
              <text:p>&lt;/xs:sequence&gt;</text:p>
              <text:p>&lt;/xs:complexType&gt;</text:p>
              <text:p>&lt;xs:element name="xsString" type="ws:xsStringType"/&gt;</text:p>
              <text:p>&lt;xs:complexType name="xsStringResponseType"&gt;</text:p>
              <text:p>&lt;xs:sequence&gt;</text:p>
              <text:p>&lt;xs:element name="return" type="xs:string"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3.13" table:number-columns-spanned="1" table:number-rows-spanned="2">
              <text:p>3.13</text:p>
            </table:table-cell>
            <table:table-cell table:style-name="ce19" office:value-type="string" table:number-columns-spanned="1" table:number-rows-spanned="2">
              <text:p>Check the serialization when declared as "xs:int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xsInt.inputTypes = "xs:int";</text:p>
              <text:p><text:s/>xsInt.outputType = "xs:int";</text:p>
              <text:p><text:s/>function xsInt(param) {</text:p>
              <text:p><text:s text:c="2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xsIntType"&gt;</text:p>
              <text:p>&lt;xs:sequence&gt;</text:p>
              <text:p>&lt;xs:element name="param" type="xs:int"/&gt;</text:p>
              <text:p>&lt;/xs:sequence&gt;</text:p>
              <text:p>&lt;/xs:complexType&gt;</text:p>
              <text:p>&lt;xs:element name="xsInt" type="ws:xsIntType"/&gt;</text:p>
              <text:p>&lt;xs:complexType name="xsIntResponseType"&gt;</text:p>
              <text:p>&lt;xs:sequence&gt;</text:p>
              <text:p>&lt;xs:element name="return" type="xs:int"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3.14" table:number-columns-spanned="1" table:number-rows-spanned="2">
              <text:p>3.14</text:p>
            </table:table-cell>
            <table:table-cell table:style-name="ce19" office:value-type="string" table:number-columns-spanned="1" table:number-rows-spanned="2">
              <text:p>Check the serialization when declared as "xs:float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xsfloat.inputTypes = "xs:float";</text:p>
              <text:p>xsfloat.outputType = "xs:float";</text:p>
              <text:p>function xsfloat(param) {</text:p>
              <text:p><text:s text:c="2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xsfloatType"&gt;</text:p>
              <text:p>&lt;xs:sequence&gt;</text:p>
              <text:p>&lt;xs:element name="param" type="xs:float"/&gt;</text:p>
              <text:p>&lt;/xs:sequence&gt;</text:p>
              <text:p>&lt;/xs:complexType&gt;</text:p>
              <text:p>&lt;xs:element name="xsfloat" type="ws:xsfloatType"/&gt;</text:p>
              <text:p>&lt;xs:complexType name="xsfloatResponseType"&gt;</text:p>
              <text:p>&lt;xs:sequence&gt;</text:p>
              <text:p>&lt;xs:element name="return" type="xs:float"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3.15" table:number-columns-spanned="1" table:number-rows-spanned="2">
              <text:p>3.15</text:p>
            </table:table-cell>
            <table:table-cell table:style-name="ce19" office:value-type="string" table:number-columns-spanned="1" table:number-rows-spanned="2">
              <text:p>Check the serialization when declared as "xs:normalizedString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xsNormalizedString.inputTypes = "xs:normalizedString";</text:p>
              <text:p><text:s/>xsNormalizedString.outputType = "xs:normalizedString";</text:p>
              <text:p><text:s/>function xsNormalizedString(param) {</text:p>
              <text:p><text:s text:c="2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xsNormalizedStringType"&gt;</text:p>
              <text:p>&lt;xs:sequence&gt;</text:p>
              <text:p>&lt;xs:element name="param" type="xs:normalizedString"/&gt;</text:p>
              <text:p>&lt;/xs:sequence&gt;</text:p>
              <text:p>&lt;/xs:complexType&gt;</text:p>
              <text:p>&lt;xs:element name="xsNormalizedString" type="ws:xsNormalizedStringType"/&gt;</text:p>
              <text:p>&lt;xs:complexType name="xsNormalizedStringResponseType"&gt;</text:p>
              <text:p>&lt;xs:sequence&gt;</text:p>
              <text:p>&lt;xs:element name="return" type="xs:normalizedString"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3.16" table:number-columns-spanned="1" table:number-rows-spanned="2">
              <text:p>3.16</text:p>
            </table:table-cell>
            <table:table-cell table:style-name="ce19" office:value-type="string" table:number-columns-spanned="1" table:number-rows-spanned="2">
              <text:p>Check the serialization when declared as "xs:Name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xsName.inputTypes = "xs:Name";</text:p>
              <text:p><text:s/>xsName.outputType = "xs:Name";</text:p>
              <text:p><text:s/>function xsName(param) {</text:p>
              <text:p><text:s text:c="2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xsNameType"&gt;</text:p>
              <text:p>&lt;xs:sequence&gt;</text:p>
              <text:p>&lt;xs:element name="param" type="xs:Name"/&gt;</text:p>
              <text:p>&lt;/xs:sequence&gt;</text:p>
              <text:p>&lt;/xs:complexType&gt;</text:p>
              <text:p>&lt;xs:element name="xsName" type="ws:xsNameType"/&gt;</text:p>
              <text:p>&lt;xs:complexType name="xsNameResponseType"&gt;</text:p>
              <text:p>&lt;xs:sequence&gt;</text:p>
              <text:p>&lt;xs:element name="return" type="xs:Name"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7"/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4" table:style-name="ce19"/>
            <table:table-cell table:style-name="ce19"/>
            <table:table-cell table:number-columns-repeated="247"/>
          </table:table-row>
          <table:table-row table:style-name="ro13">
            <table:table-cell table:style-name="ce15" office:value-type="float" office:value="3.17" table:number-columns-spanned="1" table:number-rows-spanned="2">
              <text:p>3.17</text:p>
            </table:table-cell>
            <table:table-cell table:style-name="ce19" office:value-type="string" table:number-columns-spanned="1" table:number-rows-spanned="2">
              <text:p>Check the serialization when declared as "xs:token"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xsToken.inputTypes = "xs:token";</text:p>
              <text:p><text:s/>xsToken.outputType = "xs:token";</text:p>
              <text:p><text:s/>function xsToken(param) {</text:p>
              <text:p><text:s text:c="2"/>return param;</text:p>
              <text:p><text:s/>}</text:p>
            </table:table-cell>
            <table:table-cell table:style-name="ce19" office:value-type="string" table:number-columns-spanned="1" table:number-rows-spanned="2">
              <text:p>The ?wsdl2 should display data types as below; </text:p>
              <text:p/>
              <text:p>&lt;xs:complexType name="xsTokenType"&gt;</text:p>
              <text:p>&lt;xs:sequence&gt;</text:p>
              <text:p>&lt;xs:element name="param" type="xs:token"/&gt;</text:p>
              <text:p>&lt;/xs:sequence&gt;</text:p>
              <text:p>&lt;/xs:complexType&gt;</text:p>
              <text:p>&lt;xs:element name="xsToken" type="ws:xsTokenType"/&gt;</text:p>
              <text:p>&lt;xs:complexType name="xsTokenResponseType"&gt;</text:p>
              <text:p>&lt;xs:sequence&gt;</text:p>
              <text:p>&lt;xs:element name="return" type="xs:token"/&gt;</text:p>
              <text:p>&lt;/xs:sequence&gt;</text:p>
              <text:p>&lt;/xs:complexType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3.18" table:number-columns-spanned="1" table:number-rows-spanned="2">
              <text:p>3.18</text:p>
            </table:table-cell>
            <table:table-cell table:style-name="ce19" office:value-type="string" table:number-columns-spanned="1" table:number-rows-spanned="2">
              <text:p/>
              <text:p>Check when .outputTypes="" ;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"";</text:p>
              <text:p>function complexInput1(Input1) {</text:p>
              <text:p/>
              <text:p>}</text:p>
            </table:table-cell>
            <table:table-cell table:style-name="ce19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4" table:style-name="ce19"/>
            <table:covered-table-cell table:style-name="ce7"/>
            <table:table-cell table:number-columns-repeated="247"/>
          </table:table-row>
          <table:table-row table:style-name="ro13">
            <table:table-cell table:style-name="ce15" office:value-type="float" office:value="3.19" table:number-columns-spanned="1" table:number-rows-spanned="2">
              <text:p>3.19</text:p>
            </table:table-cell>
            <table:table-cell table:style-name="ce19" office:value-type="string" table:number-columns-spanned="1" table:number-rows-spanned="2">
              <text:p/>
              <text:p>Check when .outputTypes={} ;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{};</text:p>
              <text:p>function complexInput1(Input1) {</text:p>
              <text:p/>
              <text:p>}</text:p>
            </table:table-cell>
            <table:table-cell table:style-name="ce19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4" table:style-name="ce19"/>
            <table:covered-table-cell table:style-name="ce7"/>
            <table:table-cell table:number-columns-repeated="247"/>
          </table:table-row>
          <table:table-row table:style-name="ro13">
            <table:table-cell table:style-name="ce15" office:value-type="float" office:value="3.2" table:number-columns-spanned="1" table:number-rows-spanned="2">
              <text:p>3.20</text:p>
            </table:table-cell>
            <table:table-cell table:style-name="ce19" office:value-type="string" table:number-columns-spanned="1" table:number-rows-spanned="2">
              <text:p/>
              <text:p>Check when .outputTypes='none' ;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'none';</text:p>
              <text:p>function complexInput1(Input1) {</text:p>
              <text:p/>
              <text:p>}</text:p>
            </table:table-cell>
            <table:table-cell table:style-name="ce19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3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4" table:style-name="ce19"/>
            <table:covered-table-cell table:style-name="ce7"/>
            <table:table-cell table:number-columns-repeated="247"/>
          </table:table-row>
          <table:table-row table:style-name="ro13">
            <table:table-cell table:style-name="ce15" office:value-type="float" office:value="3.21" table:number-columns-spanned="1" table:number-rows-spanned="2">
              <text:p>3.21</text:p>
            </table:table-cell>
            <table:table-cell table:style-name="ce19" office:value-type="string" table:number-columns-spanned="1" table:number-rows-spanned="2">
              <text:p>Check when there are no annotations but have multiple input parameters 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getManyText.outputType = "string";</text:p>
              <text:p>function getManyText(test, test1){</text:p>
              <text:p><text:s text:c="8"/>return ("text1 is " + test + " text2 is " + test1);</text:p>
              <text:p>}</text:p>
            </table:table-cell>
            <table:table-cell table:style-name="ce19" office:value-type="string" table:number-columns-spanned="1" table:number-rows-spanned="2">
              <text:p>-The ?wsdl2 should display the data types as shown below.</text:p>
              <text:p/>
              <text:p>&lt;xs:complexType name="getManyTextType"&gt;</text:p>
              <text:p>&lt;xs:sequence&gt;</text:p>
              <text:p>&lt;xs:element name="test" type="xs:anyType"/&gt;</text:p>
              <text:p>&lt;xs:element name="test1" type="xs:anyType"/&gt;</text:p>
              <text:p>&lt;/xs:sequence&gt;</text:p>
              <text:p>&lt;/xs:complexType&gt;</text:p>
              <text:p>&lt;xs:element name="getManyText" type="ws:getManyTextType"/&gt;</text:p>
              <text:p>&lt;xs:complexType name="getManyTextResponseType"&gt;</text:p>
              <text:p>&lt;xs:sequence&gt;</text:p>
              <text:p>&lt;xs:element name="return" type="xs:string"/&gt;</text:p>
              <text:p>&lt;/xs:sequence&gt;</text:p>
              <text:p>&lt;/xs:complexType&gt;</text:p>
              <text:p/>
              <text:p>-?tryit should show two input boxes for the 2 parameters (test, test1)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4">
            <table:covered-table-cell table:style-name="ce15"/>
            <table:covered-table-cell table:style-name="ce19"/>
            <table:table-cell table:style-name="ce19" office:value-type="string">
              <text:p>- Deploy it and check ?wsdl2 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  <table:table-row table:style-name="ro13">
            <table:table-cell table:style-name="ce15" office:value-type="float" office:value="3.22" table:number-columns-spanned="1" table:number-rows-spanned="2">
              <text:p>3.22</text:p>
            </table:table-cell>
            <table:table-cell table:style-name="ce19" office:value-type="string" table:number-columns-spanned="1" table:number-rows-spanned="2">
              <text:p>Check when inpuyTypes="#raw" and the function has input parameters which are not defined.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getManyText.inputTypes="#raw";</text:p>
              <text:p>getManyText.outputType = "string";</text:p>
              <text:p>function getManyText(test, test1){</text:p>
              <text:p><text:s text:c="8"/>return ("text1 is " + test + " text2 is " + test1);</text:p>
              <text:p>}</text:p>
            </table:table-cell>
            <table:table-cell table:style-name="ce19" office:value-type="string" table:number-columns-spanned="1" table:number-rows-spanned="2">
              <text:p>-The wsdl2 should be as below;</text:p>
              <text:p>-?tryit should show a single input box. </text:p>
            </table:table-cell>
            <table:table-cell table:style-name="ce19" office:value-type="string" table:number-columns-spanned="1" table:number-rows-spanned="2">
              <text:p>N/A</text:p>
              <text:p>(Test was not available)</text:p>
            </table:table-cell>
            <table:table-cell table:style-name="ce19" office:value-type="string" table:number-columns-spanned="1" table:number-rows-spanned="2">
              <text:p>FAIL (MASHUP-337)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number-columns-repeated="247"/>
          </table:table-row>
          <table:table-row table:style-name="ro35">
            <table:covered-table-cell table:style-name="ce15"/>
            <table:covered-table-cell table:style-name="ce19" office:value-type="string">
              <text:p>Check when inpuyTypes="#raw" and the function has input parameters which are not defined.</text:p>
            </table:covered-table-cell>
            <table:table-cell table:style-name="ce19" office:value-type="string">
              <text:p>- Deploy it and check ?wsdl2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35">
            <table:table-cell table:style-name="ce15" office:value-type="float" office:value="3.23" table:number-columns-spanned="1" table:number-rows-spanned="2">
              <text:p>3.23</text:p>
            </table:table-cell>
            <table:table-cell table:style-name="ce19" office:value-type="string" table:number-columns-spanned="1" table:number-rows-spanned="2">
              <text:p>Test xs:dateTime binding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readDate.inputTypes = { "instant" : "date" };</text:p>
              <text:p>function readDate(instant) {</text:p>
              <text:p><text:s text:c="4"/>print(typeof(instant));</text:p>
              <text:p>}</text:p>
            </table:table-cell>
            <table:table-cell table:style-name="ce19" table:number-columns-spanned="1" table:number-rows-spanned="2"/>
            <table:table-cell table:style-name="ce19" office:value-type="string" table:number-columns-spanned="1" table:number-rows-spanned="2">
              <text:p>N/A</text:p>
              <text:p>(Test was not available)</text:p>
            </table:table-cell>
            <table:table-cell table:style-name="ce19" office:value-type="string" table:number-columns-spanned="1" table:number-rows-spanned="2">
              <text:p>N/A</text:p>
              <text:p>(Test was not available)</text:p>
            </table:table-cell>
            <table:table-cell table:style-name="ce19" office:value-type="string" table:number-columns-spanned="1" table:number-rows-spanned="2">
              <text:p>N/A</text:p>
              <text:p>(Test was not available)</text:p>
            </table:table-cell>
            <table:table-cell table:number-columns-repeated="247"/>
          </table:table-row>
          <table:table-row table:style-name="ro35">
            <table:covered-table-cell table:style-name="ce15"/>
            <table:covered-table-cell table:style-name="ce19"/>
            <table:table-cell table:style-name="ce19" office:value-type="string">
              <text:p>- Invoke it using a valid xs:dateTime value of "2002-10-10T17:00:00Z".</text:p>
            </table:table-cell>
            <table:covered-table-cell table:number-columns-repeated="3" table:style-name="ce19"/>
            <table:covered-table-cell table:number-columns-repeated="2" table:style-name="Default"/>
            <table:table-cell table:number-columns-repeated="247"/>
          </table:table-row>
        </table:table-row-group>
        <table:table-row table:style-name="ro13">
          <table:table-cell table:style-name="ce15"/>
          <table:table-cell table:style-name="ce19" table:number-columns-repeated="7"/>
          <table:table-cell table:number-columns-repeated="247"/>
        </table:table-row>
        <table:table-row table:style-name="ro13">
          <table:table-cell table:style-name="ce4" office:value-type="string" table:number-columns-spanned="2" table:number-rows-spanned="1">
            <text:p>4.0 <text:s/>.safe</text:p>
          </table:table-cell>
          <table:covered-table-cell table:style-name="ce20"/>
          <table:table-cell table:style-name="ce20" table:number-columns-repeated="6"/>
          <table:table-cell table:number-columns-repeated="247"/>
        </table:table-row>
        <table:table-row-group>
          <table:table-row table:style-name="ro13">
            <table:table-cell table:style-name="ce15" office:value-type="float" office:value="4.01" table:number-columns-spanned="1" table:number-rows-spanned="2">
              <text:p>4.01</text:p>
            </table:table-cell>
            <table:table-cell table:style-name="ce19" office:value-type="string" table:number-columns-spanned="1" table:number-rows-spanned="2">
              <text:p>Check the WSDL2 when .safe annotation is set to true.</text:p>
            </table:table-cell>
            <table:table-cell table:style-name="ce19" office:value-type="string">
              <text:p>-Create a service using the source given; </text:p>
            </table:table-cell>
            <table:table-cell table:style-name="ce19" office:value-type="string" table:number-columns-spanned="1" table:number-rows-spanned="2">
              <text:p>this.documentation = "This is to test .safe annotation" ;</text:p>
              <text:p>helloSafe.safe = true;</text:p>
              <text:p><text:s/>function helloSafe(param) {</text:p>
              <text:p><text:s/><text:tab/>return (param);</text:p>
              <text:p><text:s/>}</text:p>
            </table:table-cell>
            <table:table-cell table:style-name="ce19" office:value-type="string" table:number-columns-spanned="1" table:number-rows-spanned="2">
              <text:p>The .safe annotation should appear in the WSDL2.</text:p>
              <text:p/>
              <text:p>&lt;wsdl2:operation name="helloSafe" pattern="http://www.w3.org/ns/wsdl/in-out" wsdlx:safe="true"&gt;</text:p>
              <text:p>&lt;wsdl2:input element="ws:helloSafe" wsaw:Action="urn:helloSafe" /&gt;</text:p>
              <text:p>&lt;wsdl2:output element="ws:helloSafeResponse" wsaw:Action="urn:helloSafeResponse" /&gt;</text:p>
              <text:p>&lt;/wsdl2:operation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10">
            <table:covered-table-cell table:style-name="ce15"/>
            <table:covered-table-cell table:style-name="ce19"/>
            <table:table-cell table:style-name="ce19" office:value-type="string">
              <text:p>- Access the wsdl2 of the service. 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3">
            <table:table-cell table:style-name="ce15" office:value-type="float" office:value="4.02" table:number-columns-spanned="1" table:number-rows-spanned="2">
              <text:p>4.02</text:p>
            </table:table-cell>
            <table:table-cell table:style-name="ce19" office:value-type="string" table:number-columns-spanned="1" table:number-rows-spanned="2">
              <text:p>Check the deployment when the .safe annotation is set to an incorrect <text:s/>value. </text:p>
            </table:table-cell>
            <table:table-cell table:style-name="ce19" office:value-type="string">
              <text:p>-Update the service used above to reflect below; </text:p>
            </table:table-cell>
            <table:table-cell table:style-name="ce19" office:value-type="string" table:number-columns-spanned="1" table:number-rows-spanned="2">
              <text:p>this.documentation = "This is to test .safe annotation" ;</text:p>
              <text:p/>
              <text:p>helloSafe.safe = truee;</text:p>
              <text:p><text:s/>function helloSafe(param) {</text:p>
              <text:p><text:s/><text:tab/>return (param);</text:p>
              <text:p><text:s/>}</text:p>
            </table:table-cell>
            <table:table-cell table:style-name="ce19" office:value-type="string" table:number-columns-spanned="1" table:number-rows-spanned="2">
              <text:p>The startup console should give an error pointing the line which contain ".safe =truee;". 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">
            <table:covered-table-cell table:style-name="ce15"/>
            <table:covered-table-cell table:style-name="ce19"/>
            <table:table-cell table:style-name="ce19" office:value-type="string">
              <text:p>-Save the changes and check the Startup console.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</table:table-row-group>
        <table:table-row table:style-name="ro13">
          <table:table-cell table:style-name="ce15"/>
          <table:table-cell table:style-name="ce19" table:number-columns-repeated="5"/>
          <table:table-cell table:style-name="ce7" table:number-columns-repeated="2"/>
          <table:table-cell table:number-columns-repeated="247"/>
        </table:table-row>
        <table:table-row table:style-name="ro13">
          <table:table-cell table:style-name="ce4" office:value-type="string" table:number-columns-spanned="2" table:number-rows-spanned="1">
            <text:p>5.0 <text:s/>.documentation</text:p>
          </table:table-cell>
          <table:covered-table-cell table:style-name="ce20"/>
          <table:table-cell table:style-name="ce20" table:number-columns-repeated="6"/>
          <table:table-cell table:number-columns-repeated="247"/>
        </table:table-row>
        <table:table-row-group>
          <table:table-row table:style-name="ro13">
            <table:table-cell table:style-name="ce15" office:value-type="float" office:value="5.01" table:number-columns-spanned="1" table:number-rows-spanned="2">
              <text:p>5.01</text:p>
            </table:table-cell>
            <table:table-cell table:style-name="ce19" office:value-type="string" table:number-columns-spanned="1" table:number-rows-spanned="2">
              <text:p>Checking the documentation at function level.</text:p>
            </table:table-cell>
            <table:table-cell table:style-name="ce19" office:value-type="string">
              <text:p>-Create a service using the source given; </text:p>
            </table:table-cell>
            <table:table-cell table:style-name="ce19" office:value-type="string" table:number-columns-spanned="1" table:number-rows-spanned="2">
              <text:p>this.documentation = "Mashup Server version service";</text:p>
              <text:p>helloSafe.safe = true;</text:p>
              <text:p><text:s/>function helloSafe(param) {</text:p>
              <text:p><text:s/><text:tab/>return (param);</text:p>
              <text:p><text:s/>}</text:p>
            </table:table-cell>
            <table:table-cell table:style-name="ce19" office:value-type="string" table:number-columns-spanned="1" table:number-rows-spanned="2">
              <text:p>Should appear in WSDL as below;</text:p>
              <text:p/>
              <text:p>&lt;wsdl:documentation&gt;Mashup Server version service&lt;/wsdl:documentation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6">
            <table:covered-table-cell table:style-name="ce15"/>
            <table:covered-table-cell table:style-name="ce19"/>
            <table:table-cell table:style-name="ce19" office:value-type="string">
              <text:p>-Deploy it and check the wsdl2</text:p>
            </table:table-cell>
            <table:covered-table-cell table:number-columns-repeated="5" table:style-name="ce19"/>
            <table:table-cell table:number-columns-repeated="247"/>
          </table:table-row>
          <table:table-row table:style-name="ro13">
            <table:table-cell table:style-name="ce15" office:value-type="float" office:value="5.02" table:number-columns-spanned="1" table:number-rows-spanned="2">
              <text:p>5.02</text:p>
            </table:table-cell>
            <table:table-cell table:style-name="ce19" office:value-type="string" table:number-columns-spanned="1" table:number-rows-spanned="2">
              <text:p>Checking the documentation at operation level. </text:p>
            </table:table-cell>
            <table:table-cell table:style-name="ce19" office:value-type="string">
              <text:p>-Create a service using the source given; </text:p>
            </table:table-cell>
            <table:table-cell table:style-name="ce19" office:value-type="string" table:number-columns-spanned="1" table:number-rows-spanned="2">
              <text:p>helloSafe.documentation = "Mashup Server version service";helloSafe.safe = truee;</text:p>
              <text:p><text:s/>function helloSafe(param) {</text:p>
              <text:p><text:s/><text:tab/>return (param);</text:p>
              <text:p><text:s/>}</text:p>
            </table:table-cell>
            <table:table-cell table:style-name="ce19" office:value-type="string" table:number-columns-spanned="1" table:number-rows-spanned="2">
              <text:p>Should appear in the WSDL as below;</text:p>
              <text:p/>
              <text:p>&lt;wsdl2:operation name="helloSafe" style="http://www.w3.org/ns/wsdl/style/rpc" pattern="http://www.w3.org/ns/wsdl/in-out" wsdlx:safe="false"&gt;</text:p>
              <text:p>&lt;wsdl2:documentation&gt;Mashup Server version service&lt;/wsdl2:documentation&gt;</text:p>
              <text:p>&lt;wsdl2:input element="ws:helloSafe" wsaw:Action="http://services.mashup.wso2.org/testcase/ServiceInterface/helloSafeRequest"/&gt;</text:p>
              <text:p>&lt;wsdl2:output element="ws:helloSafeResponse" wsaw:Action="http://services.mashup.wso2.org/testcase/ServiceInterface/helloSafeResponse"/&gt;</text:p>
              <text:p>&lt;/wsdl2:operation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7">
            <table:covered-table-cell table:style-name="ce15"/>
            <table:covered-table-cell table:style-name="ce19"/>
            <table:table-cell table:style-name="ce19" office:value-type="string">
              <text:p>-Deploy it and check the wsdl2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</table:table-row-group>
        <table:table-row table:style-name="ro13">
          <table:table-cell table:style-name="ce15"/>
          <table:table-cell table:style-name="ce19" table:number-columns-repeated="5"/>
          <table:table-cell table:style-name="ce7" table:number-columns-repeated="2"/>
          <table:table-cell table:number-columns-repeated="247"/>
        </table:table-row>
        <table:table-row table:style-name="ro13">
          <table:table-cell table:style-name="ce4" office:value-type="string" table:number-columns-spanned="2" table:number-rows-spanned="1">
            <text:p>6.0 .schemaTargetNamespace</text:p>
          </table:table-cell>
          <table:covered-table-cell table:style-name="ce20"/>
          <table:table-cell table:style-name="ce20" table:number-columns-repeated="6"/>
          <table:table-cell table:number-columns-repeated="247"/>
        </table:table-row>
        <table:table-row-group table:display="false">
          <table:table-row table:style-name="ro13" table:visibility="collapse">
            <table:table-cell table:style-name="ce15" office:value-type="float" office:value="6.01" table:number-columns-spanned="1" table:number-rows-spanned="2">
              <text:p>6.01</text:p>
            </table:table-cell>
            <table:table-cell table:style-name="ce19" office:value-type="string" table:number-columns-spanned="1" table:number-rows-spanned="2">
              <text:p>Checking if the schemaTagetName space is correctly appearing in <text:s/>wsdl2. 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his.documentation = "This is to test .schemaTargetNamespace annotation" ;</text:p>
              <text:p>this.schemaTargetNamespace = "http://wso2.org/schema";</text:p>
              <text:p/>
              <text:p>function helloTNameSpace(param) {</text:p>
              <text:p><text:s/><text:tab/>return (param);</text:p>
              <text:p><text:s/>}</text:p>
            </table:table-cell>
            <table:table-cell table:style-name="ce19" office:value-type="string" table:number-columns-spanned="1" table:number-rows-spanned="2">
              <text:p>The target namespace defined should appear in WSDL document as below;</text:p>
              <text:p/>
              <text:p>&lt;xs:schema attributeFormDefault="unqualified" elementFormDefault="unqualified"</text:p>
              <text:p>targetNamespace="<text:a xlink:href="http://wso2.org/schema">http://wso2.org/schema</text:a>"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25" table:visibility="collapse">
            <table:covered-table-cell table:style-name="ce15"/>
            <table:covered-table-cell table:style-name="ce19"/>
            <table:table-cell table:style-name="ce19" office:value-type="string">
              <text:p>-Deploy it and check the wsdl2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</table:table-row-group>
        <table:table-row table:style-name="ro13">
          <table:table-cell table:style-name="ce15"/>
          <table:table-cell table:style-name="ce19" table:number-columns-repeated="5"/>
          <table:table-cell table:style-name="ce7" table:number-columns-repeated="2"/>
          <table:table-cell table:number-columns-repeated="247"/>
        </table:table-row>
        <table:table-row table:style-name="ro13">
          <table:table-cell table:style-name="ce4" office:value-type="string" table:number-columns-spanned="2" table:number-rows-spanned="1">
            <text:p>7.0 .targetNamespace</text:p>
          </table:table-cell>
          <table:covered-table-cell table:style-name="ce20"/>
          <table:table-cell table:style-name="ce20" table:number-columns-repeated="6"/>
          <table:table-cell table:number-columns-repeated="247"/>
        </table:table-row>
        <table:table-row-group table:display="false">
          <table:table-row table:style-name="ro13" table:visibility="collapse">
            <table:table-cell table:style-name="ce15" office:value-type="float" office:value="7.01" table:number-columns-spanned="1" table:number-rows-spanned="2">
              <text:p>7.01</text:p>
            </table:table-cell>
            <table:table-cell table:style-name="ce19" office:value-type="string" table:number-columns-spanned="1" table:number-rows-spanned="2">
              <text:p>Checking if the TagetNamespace is correctly appearing in <text:s/>wsdl2.</text:p>
            </table:table-cell>
            <table:table-cell table:style-name="ce19" office:value-type="string">
              <text:p>-Create a service using the source given.</text:p>
            </table:table-cell>
            <table:table-cell table:style-name="ce19" office:value-type="string" table:number-columns-spanned="1" table:number-rows-spanned="2">
              <text:p>this.documentation ="This is to test .TargetNamespace annotation" ;</text:p>
              <text:p>this.TargetNamespace = "http://wso2.org/schema";</text:p>
              <text:p/>
              <text:p>function helloTNameSpace(param) {</text:p>
              <text:p><text:s/><text:tab/>return (param);</text:p>
              <text:p><text:s/>}</text:p>
            </table:table-cell>
            <table:table-cell table:style-name="ce19" office:value-type="string" table:number-columns-spanned="1" table:number-rows-spanned="2">
              <text:p>The target schema namespace defined should appear in WSDL document as below;</text:p>
              <text:p/>
              <text:p>&lt;xs:schema attributeFormDefault="unqualified" elementFormDefault="unqualified" targetNamespace="<text:a xlink:href="http://services.mashup.wso2.org/testcase?xsd">http://services.mashup.wso2.org/testcase?xsd</text:a>"&gt;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office:value-type="string" table:number-columns-spanned="1" table:number-rows-spanned="2">
              <text:p>PASS</text:p>
            </table:table-cell>
            <table:table-cell table:style-name="ce19" table:number-columns-spanned="1" table:number-rows-spanned="2"/>
            <table:table-cell table:number-columns-repeated="247"/>
          </table:table-row>
          <table:table-row table:style-name="ro38" table:visibility="collapse">
            <table:covered-table-cell table:style-name="ce15"/>
            <table:covered-table-cell table:style-name="ce19"/>
            <table:table-cell table:style-name="ce19" office:value-type="string">
              <text:p>-Deploy it and check the wsdl2</text:p>
            </table:table-cell>
            <table:covered-table-cell table:number-columns-repeated="3" table:style-name="ce19"/>
            <table:covered-table-cell table:number-columns-repeated="2" table:style-name="ce7"/>
            <table:table-cell table:number-columns-repeated="247"/>
          </table:table-row>
        </table:table-row-group>
        <table:table-row table:style-name="ro13">
          <table:table-cell table:style-name="ce15"/>
          <table:table-cell table:style-name="ce19" table:number-columns-repeated="7"/>
          <table:table-cell table:number-columns-repeated="247"/>
        </table:table-row>
        <table:table-row table:style-name="ro13" table:number-rows-repeated="65433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Host Objects" table:style-name="ta1" table:print="false">
        <office:forms form:automatic-focus="false" form:apply-design-mode="false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251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 table:number-columns-spanned="5" table:number-rows-spanned="1">
            <text:p>Mashup Server Test Cases – Host Objects</text:p>
          </table:table-cell>
          <table:covered-table-cell table:number-columns-repeated="4" table:style-name="Default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table:style-name="ce21" office:value-type="string">
            <text:p>#</text:p>
          </table:table-cell>
          <table:table-cell table:style-name="ce22" office:value-type="string">
            <text:p>Test scenario</text:p>
          </table:table-cell>
          <table:table-cell table:style-name="ce22" office:value-type="string">
            <text:p>Test Procedure</text:p>
          </table:table-cell>
          <table:table-cell table:style-name="ce22" office:value-type="string">
            <text:p>Service script</text:p>
          </table:table-cell>
          <table:table-cell table:style-name="ce22" office:value-type="string">
            <text:p>Expected Results</text:p>
          </table:table-cell>
          <table:table-cell table:style-name="ce22" office:value-type="string">
            <text:p>Actual Results</text:p>
            <text:p>(0.2 -RC1)</text:p>
          </table:table-cell>
          <table:table-cell table:style-name="ce22" office:value-type="string">
            <text:p>Actual Results</text:p>
            <text:p>(0.2 -RC2)</text:p>
          </table:table-cell>
          <table:table-cell table:style-name="ce22" office:value-type="string">
            <text:p>Actual Results</text:p>
            <text:p>(0.2 -RC3)</text:p>
          </table:table-cell>
          <table:table-cell table:style-name="ce23" table:number-columns-repeated="247"/>
          <table:table-cell table:style-name="ce24"/>
        </table:table-row>
        <table:table-row table:style-name="ro2">
          <table:table-cell table:style-name="ce4" office:value-type="string" table:number-columns-spanned="2" table:number-rows-spanned="1">
            <text:p>1.0 <text:s/>File host object</text:p>
          </table:table-cell>
          <table:covered-table-cell table:style-name="ce20"/>
          <table:table-cell table:style-name="ce20" table:number-columns-repeated="6"/>
          <table:table-cell table:style-name="ce16" table:number-columns-repeated="247"/>
          <table:table-cell/>
        </table:table-row>
        <table:table-row-group>
          <table:table-row table:style-name="ro2">
            <table:table-cell table:style-name="ce5" office:value-type="float" office:value="1.01" table:number-columns-spanned="1" table:number-rows-spanned="2">
              <text:p>1.01</text:p>
            </table:table-cell>
            <table:table-cell table:style-name="ce5" office:value-type="string" table:number-columns-spanned="1" table:number-rows-spanned="2">
              <text:p>Checking <text:s/>the following APIs;</text:p>
              <text:p>openForWritting()</text:p>
              <text:p>openForReading()</text:p>
              <text:p>read()</text:p>
              <text:p>readLine()</text:p>
              <text:p>write()</text:p>
              <text:p>close()</text:p>
              <text:p>createFile(</text:p>
              <text:p>print()) 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this.serviceName = "fileHostObjectTesting";</text:p>
              <text:p>this.documentation = &lt;div&gt;This is a service used to QA the &lt;b&gt;file host objects&lt;/b&gt;.&lt;/div&gt;;</text:p>
              <text:p/>
              <text:p>//get the file object</text:p>
              <text:p>var file = new File ("hello.text");</text:p>
              <text:p/>
              <text:p>newFile.inputTypes = {};</text:p>
              <text:p>newFile.outputType = "string";</text:p>
              <text:p>function newFile(){</text:p>
              <text:p>//cretae a new instance of the file object</text:p>
              <text:p><text:tab/>var result = file.createFile();</text:p>
              <text:p><text:tab/>if (!result){</text:p>
              <text:p><text:tab/><text:tab/>return (result + " = file was not created");}</text:p>
              <text:p><text:tab/>else{</text:p>
              <text:p><text:tab/><text:tab/>return (result + " = file was created"); }}</text:p>
              <text:p/>
              <text:p>WritingReading.inputTypes = {"text" :"string"};</text:p>
              <text:p>WritingReading.outputType = "string";</text:p>
              <text:p>function WritingReading(text){</text:p>
              <text:p><text:tab/>file.openForWriting();</text:p>
              <text:p><text:tab/>file.write(text);</text:p>
              <text:p><text:tab/>file.close();</text:p>
              <text:p><text:tab/>file.openForReading();</text:p>
              <text:p><text:tab/>var readtext = file.read(10);</text:p>
              <text:p><text:tab/>file.close();</text:p>
              <text:p><text:tab/>return (readtext);</text:p>
              <text:p>}</text:p>
            </table:table-cell>
            <table:table-cell table:style-name="ce5" office:value-type="string" table:number-columns-spanned="1" table:number-rows-spanned="2">
              <text:p>- After the service is deployed there should be a hello.txt file created in the &lt;service name&gt;.resources folder.</text:p>
              <text:p>- The WrittingReading function should add a text to the file and also should read and return the 10 chars of the text from ?tryit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number-columns-repeated="248"/>
          </table:table-row>
          <table:table-row table:style-name="ro39">
            <table:covered-table-cell table:number-columns-repeated="2" table:style-name="ce5"/>
            <table:table-cell table:style-name="ce5" office:value-type="string">
              <text:p>-Deploy the service</text:p>
            </table:table-cell>
            <table:covered-table-cell table:number-columns-repeated="5" table:style-name="ce5"/>
            <table:table-cell table:number-columns-repeated="248"/>
          </table:table-row>
          <table:table-row table:style-name="ro2">
            <table:table-cell table:style-name="ce5" office:value-type="float" office:value="1.02" table:number-columns-spanned="1" table:number-rows-spanned="2">
              <text:p>1.02</text:p>
            </table:table-cell>
            <table:table-cell table:style-name="ce5" office:value-type="string" table:number-columns-spanned="1" table:number-rows-spanned="2">
              <text:p>Checking <text:s/>the following APIs;</text:p>
              <text:p>openForWritting()</text:p>
              <text:p>writeLine()</text:p>
              <text:p>write()</text:p>
              <text:p>close()</text:p>
              <text:p>createFile(</text:p>
              <text:p>print()</text:p>
              <text:p>deleteFile() </text:p>
              <text:p>move()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unction FileMove(){</text:p>
              <text:p><text:s text:c="2"/>var fileM = new File("helloM.txt");</text:p>
              <text:p><text:s text:c="2"/>fileM.createFile();</text:p>
              <text:p><text:s text:c="2"/>var moved = fileM.move("moved/helloM.txt");</text:p>
              <text:p><text:s text:c="2"/>return moved;</text:p>
              <text:p><text:s/>}</text:p>
              <text:p/>
              <text:p><text:s/>function FileCreate(){</text:p>
              <text:p><text:s text:c="2"/>var fileC = new File("tempdir/helloC.txt");</text:p>
              <text:p><text:s text:c="2"/>var resultC= fileC.createFile();</text:p>
              <text:p><text:s text:c="2"/>return resultC;</text:p>
              <text:p><text:s/>}</text:p>
              <text:p/>
              <text:p><text:s/>function FileDelete(){</text:p>
              <text:p><text:s text:c="2"/>var fileD = new File("helloD.txt");</text:p>
              <text:p><text:s text:c="2"/>fileD.createFile();</text:p>
              <text:p/>
              <text:p><text:s text:c="2"/>var resultD= fileD.deleteFile();</text:p>
              <text:p><text:s text:c="2"/>return resultD;</text:p>
              <text:p><text:s/>}</text:p>
              <text:p/>
              <text:p><text:s/>function FileWrite(){</text:p>
              <text:p><text:s text:c="2"/>var fileW = new File("helloW.txt");</text:p>
              <text:p><text:s text:c="2"/>if (fileW.exists){</text:p>
              <text:p><text:s text:c="2"/>fileW.openForWriting();</text:p>
              <text:p><text:s text:c="2"/>fileW.writeLine("this is a new line");</text:p>
              <text:p><text:s text:c="2"/>}</text:p>
              <text:p/>
              <text:p><text:s text:c="2"/>fileW.createFile();</text:p>
              <text:p><text:s text:c="2"/>fileW.openForWriting();</text:p>
              <text:p><text:s text:c="2"/>fileW.write("WSO2 Mashup Server");</text:p>
              <text:p><text:s text:c="2"/>fileW.close();</text:p>
              <text:p><text:s/>}</text:p>
            </table:table-cell>
            <table:table-cell table:style-name="ce5" office:value-type="string" table:number-columns-spanned="1" table:number-rows-spanned="2">
              <text:p>FileMove() =Should create helloM.txt in &lt;serviceName&gt;.resources folder and move it to &lt;serviceName&gt;.resources\moved. <text:s/>Should return 'true' in ?tryit if the file is moved and 'false' otherwise.</text:p>
              <text:p/>
              <text:p>FileCreate() =Should create a helloC.txt in <text:s/>&lt;serviceName&gt;.resources\tempdir folder. Should return 'true' in ?tryit if the file was created and 'false' otherwise.</text:p>
              <text:p/>
              <text:p>FileDelete() =Should create a helloC.txt in <text:s/>&lt;serviceName&gt;.resources\ folder and delete it.</text:p>
              <text:p/>
              <text:p>FileWrite() = Should create a helloC.txt in <text:s/>&lt;serviceName&gt;.resources\ folder and write a line "WSO2 Mashup Server" in it. If the file already exists the line "this is a new line should be written".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number-columns-repeated="248"/>
          </table:table-row>
          <table:table-row table:style-name="ro40">
            <table:covered-table-cell table:number-columns-repeated="2" table:style-name="ce5"/>
            <table:table-cell table:style-name="ce5" office:value-type="string">
              <text:p>-Deploy the service</text:p>
            </table:table-cell>
            <table:covered-table-cell table:number-columns-repeated="5" table:style-name="ce5"/>
            <table:table-cell table:number-columns-repeated="248"/>
          </table:table-row>
        </table:table-row-group>
        <table:table-row table:style-name="ro1">
          <table:table-cell table:style-name="ce5" table:number-columns-repeated="8"/>
          <table:table-cell table:number-columns-repeated="248"/>
        </table:table-row>
        <table:table-row table:style-name="ro2">
          <table:table-cell table:style-name="ce4" office:value-type="string" table:number-columns-spanned="2" table:number-rows-spanned="1">
            <text:p>2.0 Session host object</text:p>
          </table:table-cell>
          <table:covered-table-cell table:style-name="ce20"/>
          <table:table-cell table:style-name="ce20" table:number-columns-repeated="6"/>
          <table:table-cell table:style-name="ce16" table:number-columns-repeated="247"/>
          <table:table-cell/>
        </table:table-row>
        <table:table-row-group>
          <table:table-row table:style-name="ro3">
            <table:table-cell table:style-name="ce5"/>
            <table:table-cell table:style-name="ce5" office:value-type="string">
              <text:p>Checking the 'application' session host object. </text:p>
            </table:table-cell>
            <table:table-cell table:style-name="ce5" table:number-columns-repeated="6"/>
            <table:table-cell table:number-columns-repeated="248"/>
          </table:table-row>
          <table:table-row table:style-name="ro7">
            <table:table-cell table:style-name="ce5"/>
            <table:table-cell table:style-name="ce5" office:value-type="string">
              <text:p>Checking the 'transportsession' session host object.</text:p>
            </table:table-cell>
            <table:table-cell table:style-name="ce5" table:number-columns-repeated="6"/>
            <table:table-cell table:number-columns-repeated="248"/>
          </table:table-row>
          <table:table-row table:style-name="ro3">
            <table:table-cell table:style-name="ce5"/>
            <table:table-cell table:style-name="ce5" office:value-type="string">
              <text:p>Checking the 'request' session host object. </text:p>
            </table:table-cell>
            <table:table-cell table:style-name="ce5" table:number-columns-repeated="6"/>
            <table:table-cell table:number-columns-repeated="248"/>
          </table:table-row>
        </table:table-row-group>
        <table:table-row table:style-name="ro1">
          <table:table-cell table:number-columns-repeated="256"/>
        </table:table-row>
        <table:table-row table:style-name="ro2">
          <table:table-cell table:style-name="ce4" office:value-type="string" table:number-columns-spanned="2" table:number-rows-spanned="1">
            <text:p>2.0 <text:s/>System host object</text:p>
          </table:table-cell>
          <table:covered-table-cell table:style-name="ce20"/>
          <table:table-cell table:style-name="ce20" table:number-columns-repeated="6"/>
          <table:table-cell table:style-name="ce16" table:number-columns-repeated="247"/>
          <table:table-cell/>
        </table:table-row>
        <table:table-row-group>
          <table:table-row table:style-name="ro2">
            <table:table-cell table:style-name="ce5"/>
            <table:table-cell table:style-name="ce5" office:value-type="string">
              <text:p>Checking a simple scenario </text:p>
            </table:table-cell>
            <table:table-cell table:style-name="ce5" table:number-columns-repeated="6"/>
            <table:table-cell table:number-columns-repeated="248"/>
          </table:table-row>
          <table:table-row table:style-name="ro3">
            <table:table-cell table:style-name="ce5"/>
            <table:table-cell table:style-name="ce5" office:value-type="string">
              <text:p>Checking a scenario with the a .js included.</text:p>
            </table:table-cell>
            <table:table-cell table:style-name="ce5" table:number-columns-repeated="6"/>
            <table:table-cell table:number-columns-repeated="248"/>
          </table:table-row>
        </table:table-row-group>
        <table:table-row table:style-name="ro13">
          <table:table-cell table:style-name="ce5"/>
          <table:table-cell table:style-name="ce7"/>
          <table:table-cell table:style-name="ce5" table:number-columns-repeated="6"/>
          <table:table-cell table:number-columns-repeated="248"/>
        </table:table-row>
        <table:table-row table:style-name="ro2">
          <table:table-cell table:style-name="ce4" office:value-type="string" table:number-columns-spanned="2" table:number-rows-spanned="1">
            <text:p>3.0 <text:s/>Atom host object</text:p>
          </table:table-cell>
          <table:covered-table-cell table:style-name="ce20"/>
          <table:table-cell table:style-name="ce20" table:number-columns-repeated="6"/>
          <table:table-cell table:style-name="ce16" table:number-columns-repeated="247"/>
          <table:table-cell/>
        </table:table-row>
        <table:table-row-group>
          <table:table-row table:style-name="ro41">
            <table:table-cell table:style-name="ce5" office:value-type="float" office:value="3.01">
              <text:p>3.01</text:p>
            </table:table-cell>
            <table:table-cell table:style-name="ce7"/>
            <table:table-cell table:style-name="ce5" office:value-type="string">
              <text:p>-Create a service using the source given.</text:p>
              <text:p>-Deploy the service and check the WSDL and tryit</text:p>
            </table:table-cell>
            <table:table-cell table:style-name="ce5" office:value-type="string">
              <text:p>atomFeedTest.inputTypes = {};</text:p>
              <text:p>atomFeedTest.outputType = "string";</text:p>
              <text:p>function atomFeedTest(){</text:p>
              <text:p><text:s text:c="4"/>//Creating a feed</text:p>
              <text:p><text:s text:c="4"/>var atomFeed = new AtomFeed();</text:p>
              <text:p/>
              <text:p><text:s text:c="4"/>//Creating an Entry</text:p>
              <text:p><text:s text:c="4"/>var atomEntry = new AtomEntry();</text:p>
              <text:p><text:s text:c="4"/>atomEntry.id= "id:Testing";</text:p>
              <text:p><text:s text:c="4"/>atomEntry.author= "Tester";</text:p>
              <text:p><text:s text:c="4"/>atomEntry.content = "This is a test string to be stored as content in the entry.";</text:p>
              <text:p/>
              <text:p><text:s text:c="4"/>//Adding the entry to the feed</text:p>
              <text:p><text:s text:c="4"/>atomFeed.addEntry(atomEntry);</text:p>
              <text:p/>
              <text:p><text:s text:c="4"/>//Writing the feed to a file</text:p>
              <text:p><text:s text:c="4"/>var result = atomFeed.writeTo("new.xml");</text:p>
              <text:p><text:tab/>return result;</text:p>
              <text:p><text:s/>}</text:p>
            </table:table-cell>
            <table:table-cell table:style-name="ce5" office:value-type="string">
              <text:p>-new.xml should be created in &lt;serviceName&gt;.resources folder and it should have the atom entry in it. </text:p>
            </table:table-cell>
            <table:table-cell table:number-columns-repeated="3" table:style-name="ce5" office:value-type="string">
              <text:p>PASS</text:p>
            </table:table-cell>
            <table:table-cell table:number-columns-repeated="248"/>
          </table:table-row>
        </table:table-row-group>
        <table:table-row table:style-name="ro1">
          <table:table-cell table:number-columns-repeated="256"/>
        </table:table-row>
        <table:table-row table:style-name="ro2">
          <table:table-cell table:style-name="ce4" office:value-type="string" table:number-columns-spanned="2" table:number-rows-spanned="1">
            <text:p>4.0 <text:s/>RSS host object</text:p>
          </table:table-cell>
          <table:covered-table-cell table:style-name="ce20"/>
          <table:table-cell table:style-name="ce20" table:number-columns-repeated="6"/>
          <table:table-cell table:style-name="ce16" table:number-columns-repeated="247"/>
          <table:table-cell/>
        </table:table-row>
        <table:table-row-group>
          <table:table-row table:style-name="ro2">
            <table:table-cell table:style-name="ce5" office:value-type="float" office:value="4.01" table:number-columns-spanned="1" table:number-rows-spanned="2">
              <text:p>4.01</text:p>
            </table:table-cell>
            <table:table-cell table:style-name="ce5" office:value-type="string" table:number-columns-spanned="1" table:number-rows-spanned="2">
              <text:p>Check the following APIs;</text:p>
              <text:p>feed(), reader() APIs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eedTest1.inputTypes = {};</text:p>
              <text:p><text:s/>feedTest1.outputType = "string";</text:p>
              <text:p><text:s/>function feedTest1(){</text:p>
              <text:p><text:s text:c="2"/>var reader = new FeedReader();</text:p>
              <text:p><text:s text:c="2"/>var feed = new Feed();</text:p>
              <text:p><text:s text:c="2"/>feed = reader.get("http://www.formula1.com/rss/news/headlines.rss");</text:p>
              <text:p><text:s text:c="2"/>var result =feed.writeTo("test.xml");</text:p>
              <text:p/>
              <text:p><text:s text:c="2"/>var entries = feed.getEntries();</text:p>
              <text:p><text:s text:c="2"/>return entries;</text:p>
              <text:p><text:s/>}</text:p>
            </table:table-cell>
            <table:table-cell table:style-name="ce5" office:value-type="string" table:number-columns-spanned="1" table:number-rows-spanned="2">
              <text:p>The ?tryit should return the the feed object that was read.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style-name="ce5" office:value-type="string" table:number-columns-spanned="1" table:number-rows-spanned="2">
              <text:p>Not Checked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number-columns-repeated="248"/>
          </table:table-row>
          <table:table-row table:style-name="ro42">
            <table:covered-table-cell table:number-columns-repeated="2" table:style-name="ce5"/>
            <table:table-cell table:style-name="ce5" office:value-type="string">
              <text:p>-Save and deploy the service. Check the tryit.</text:p>
            </table:table-cell>
            <table:covered-table-cell table:number-columns-repeated="3" table:style-name="ce5"/>
            <table:covered-table-cell table:style-name="ce5" office:value-type="string">
              <text:p>Not Checked</text:p>
            </table:covered-table-cell>
            <table:covered-table-cell table:style-name="ce7"/>
            <table:table-cell table:number-columns-repeated="248"/>
          </table:table-row>
          <table:table-row table:style-name="ro2">
            <table:table-cell table:style-name="ce5" office:value-type="float" office:value="4.02" table:number-columns-spanned="1" table:number-rows-spanned="2">
              <text:p>4.02</text:p>
            </table:table-cell>
            <table:table-cell table:style-name="ce5" office:value-type="string" table:number-columns-spanned="1" table:number-rows-spanned="2">
              <text:p>Check the exception handling.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eedTest1.inputTypes = {};</text:p>
              <text:p><text:s/>feedTest1.outputType = "string";</text:p>
              <text:p><text:s/>function feedTest1(){</text:p>
              <text:p><text:s/>var reader = new FeedReader();</text:p>
              <text:p><text:s/>var feed = new Feed();</text:p>
              <text:p><text:s/>try {</text:p>
              <text:p><text:s text:c="2"/>feed = reader.get("http://wso2.org/atom/feed");</text:p>
              <text:p><text:s/>}</text:p>
              <text:p><text:s/>catch (e) {</text:p>
              <text:p><text:s/>throw ("invalid feed");</text:p>
              <text:p><text:s/>}</text:p>
              <text:p><text:s/>var result =feed.writeTo("test.xml");</text:p>
              <text:p/>
              <text:p><text:s/>var entries = feed.getEntries();</text:p>
              <text:p><text:s/>return entries;</text:p>
              <text:p><text:s/>}</text:p>
            </table:table-cell>
            <table:table-cell table:style-name="ce5" office:value-type="string" table:number-columns-spanned="1" table:number-rows-spanned="2">
              <text:p>The ?tryit should catch the error in the RSS feed. 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style-name="ce5" office:value-type="string" table:number-columns-spanned="1" table:number-rows-spanned="2">
              <text:p>Not Checked</text:p>
            </table:table-cell>
            <table:table-cell table:style-name="ce5" office:value-type="string" table:number-columns-spanned="1" table:number-rows-spanned="2">
              <text:p>PASS</text:p>
            </table:table-cell>
            <table:table-cell table:number-columns-repeated="248"/>
          </table:table-row>
          <table:table-row table:style-name="ro43">
            <table:covered-table-cell table:number-columns-repeated="2" table:style-name="ce5"/>
            <table:table-cell table:style-name="ce5" office:value-type="string">
              <text:p>-Save and deploy the service. Check the tryit.</text:p>
            </table:table-cell>
            <table:covered-table-cell table:number-columns-repeated="5" table:style-name="ce5"/>
            <table:table-cell table:number-columns-repeated="248"/>
          </table:table-row>
        </table:table-row-group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dmin Console" table:style-name="ta1" table:print="false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6" table:number-columns-repeated="250" table:default-cell-style-name="ce1"/>
        <table:table-row table:style-name="ro1" table:number-rows-repeated="2">
          <table:table-cell table:number-columns-repeated="256"/>
        </table:table-row>
        <table:table-row table:style-name="ro2">
          <table:table-cell table:style-name="ce2" office:value-type="string" table:number-columns-spanned="5" table:number-rows-spanned="1">
            <text:p>Mashup Server Test Cases – Admin Console</text:p>
          </table:table-cell>
          <table:covered-table-cell table:number-columns-repeated="4" table:style-name="ce2"/>
          <table:table-cell table:style-name="ce2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7">
          <table:table-cell table:style-name="ce25" office:value-type="string">
            <text:p>#</text:p>
          </table:table-cell>
          <table:table-cell table:style-name="ce25" office:value-type="string">
            <text:p>Test Description</text:p>
          </table:table-cell>
          <table:table-cell table:style-name="ce25" office:value-type="string">
            <text:p>Test Procedure</text:p>
          </table:table-cell>
          <table:table-cell table:style-name="ce25" office:value-type="string">
            <text:p>Expected Results</text:p>
          </table:table-cell>
          <table:table-cell table:style-name="ce25" office:value-type="string">
            <text:p>P\F</text:p>
            <text:p>(0.2 RC1)</text:p>
            <text:p>IE 6.0.29</text:p>
          </table:table-cell>
          <table:table-cell table:style-name="ce25" office:value-type="string">
            <text:p>P\F </text:p>
            <text:p>(0.2 RC1) FF 2.0.0.7</text:p>
          </table:table-cell>
          <table:table-cell table:style-name="ce24" table:number-columns-repeated="250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Accessibility</text:p>
          </table:table-cell>
          <table:table-cell table:style-name="ce35" table:number-columns-repeated="2"/>
          <table:table-cell table:style-name="ce36" table:number-columns-repeated="2"/>
          <table:table-cell table:style-name="ce42" table:number-columns-repeated="250"/>
        </table:table-row>
        <table:table-row-group table:display="false">
          <table:table-row table:style-name="ro3" table:visibility="collapse">
            <table:table-cell table:style-name="ce5" office:value-type="float" office:value="1.1">
              <text:p>1.1</text:p>
            </table:table-cell>
            <table:table-cell table:style-name="ce5" office:value-type="string">
              <text:p>Access admin console via http</text:p>
            </table:table-cell>
            <table:table-cell table:style-name="ce5" office:value-type="string">
              <text:p>-Type <text:a xlink:href="http://localhost:7762/">http://localhost:7762</text:a> in your browser and press OK</text:p>
            </table:table-cell>
            <table:table-cell table:style-name="ce5" office:value-type="string">
              <text:p>You will be directed to the https link and admin console must open up in <text:a xlink:href="https://localhost:7443/">https://localhost:7443/</text:a></text:p>
            </table:table-cell>
            <table:table-cell table:style-name="ce37" table:number-columns-repeated="2"/>
            <table:table-cell table:number-columns-repeated="250"/>
          </table:table-row>
          <table:table-row table:style-name="ro2" table:visibility="collapse">
            <table:table-cell table:style-name="ce5" office:value-type="float" office:value="1.2">
              <text:p>1.2</text:p>
            </table:table-cell>
            <table:table-cell table:style-name="ce5" office:value-type="string">
              <text:p>Access admin console via https</text:p>
            </table:table-cell>
            <table:table-cell table:style-name="ce5" office:value-type="string">
              <text:p>-Type <text:a xlink:href="https://localhost:7443/">https://localhost:7443/</text:a> <text:s/>in your browser and press OK</text:p>
            </table:table-cell>
            <table:table-cell table:style-name="ce5" office:value-type="string">
              <text:p>Mashup server admin console must open up in <text:a xlink:href="https://localhost:7443/">https://localhost:7443/</text:a></text:p>
            </table:table-cell>
            <table:table-cell table:style-name="ce38" table:number-columns-repeated="2"/>
            <table:table-cell table:number-columns-repeated="250"/>
          </table:table-row>
        </table:table-row-group>
        <table:table-row table:style-name="ro1">
          <table:table-cell table:style-name="ce27"/>
          <table:table-cell table:style-name="ce31" table:number-columns-repeated="3"/>
          <table:table-cell table:style-name="ce39" table:number-columns-repeated="2"/>
          <table:table-cell table:number-columns-repeated="250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2" office:value-type="string">
            <text:p>Home page</text:p>
          </table:table-cell>
          <table:table-cell table:style-name="ce32" table:number-columns-repeated="2"/>
          <table:table-cell table:style-name="ce40" table:number-columns-repeated="2"/>
          <table:table-cell table:number-columns-repeated="250"/>
        </table:table-row>
        <table:table-row-group table:display="false">
          <table:table-row table:style-name="ro3" table:visibility="collapse">
            <table:table-cell table:style-name="ce5" office:value-type="float" office:value="2.1">
              <text:p>2.1</text:p>
            </table:table-cell>
            <table:table-cell table:style-name="ce5" office:value-type="string">
              <text:p>Check the link to <text:span text:style-name="T2">community portal</text:span></text:p>
            </table:table-cell>
            <table:table-cell table:style-name="ce5" office:value-type="string">
              <text:p><text:s/>- From the mashup server home page, click on the “Community Portal” link.</text:p>
            </table:table-cell>
            <table:table-cell table:style-name="ce5" office:value-type="string">
              <text:p>The user must be taken to the community portal in <text:a xlink:href="http://mashups.wso2.org/">http://mashups.wso2.org/</text:a>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2.2">
              <text:p>2.2</text:p>
            </table:table-cell>
            <table:table-cell table:style-name="ce5" office:value-type="string">
              <text:p>Check the link to <text:span text:style-name="T2">User guide</text:span></text:p>
            </table:table-cell>
            <table:table-cell table:style-name="ce5" office:value-type="string">
              <text:p><text:s/>- From the mashup server home page, click on the “User Guide” link.</text:p>
            </table:table-cell>
            <table:table-cell table:style-name="ce5" office:value-type="string">
              <text:p>The user must be taken to the Mashup server 0.1 user documentation pages in <text:a xlink:href="http://wso2.org/project/mashup/0.1/docs/index.html">http://wso2.org/project/mashup/0.1/docs/index.html</text:a>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2.3">
              <text:p>2.3</text:p>
            </table:table-cell>
            <table:table-cell table:style-name="ce5" office:value-type="string">
              <text:p>Check the link for <text:span text:style-name="T2">Reference documentation</text:span></text:p>
            </table:table-cell>
            <table:table-cell table:style-name="ce5" office:value-type="string">
              <text:p><text:s/>- From the mashup server home page, click on the “Reference documentation” link.</text:p>
            </table:table-cell>
            <table:table-cell table:style-name="ce5" office:value-type="string">
              <text:p>The user must be taken to the Mashup server 0.1 reference documentation pages in <text:a xlink:href="http://www.wso2.org/wiki/display/mashup/WSO2+Mashup+Server+Reference">http://www.wso2.org/wiki/display/mashup/WSO2+Mashup+Server+Reference</text:a>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2.4">
              <text:p>2.4</text:p>
            </table:table-cell>
            <table:table-cell table:style-name="ce5" office:value-type="string">
              <text:p>Check the link for <text:span text:style-name="T2">Mashup Server Issue Tracker</text:span>.</text:p>
            </table:table-cell>
            <table:table-cell table:style-name="ce5" office:value-type="string">
              <text:p><text:s/>- From the mashup server home page, click on the “Mashup Server Issue Tracker” link.</text:p>
            </table:table-cell>
            <table:table-cell table:style-name="ce5" office:value-type="string">
              <text:p>The user must be taken to the Mashup Server JIRA entry page in <text:a xlink:href="https://wso2.org/jira/browse/MASHUP">https://wso2.org/jira/browse/MASHUP</text:a></text:p>
            </table:table-cell>
            <table:table-cell table:style-name="ce5" table:number-columns-repeated="2"/>
            <table:table-cell table:number-columns-repeated="250"/>
          </table:table-row>
          <table:table-row table:style-name="ro2" table:visibility="collapse">
            <table:table-cell table:style-name="ce5" office:value-type="float" office:value="2.5">
              <text:p>2.5</text:p>
            </table:table-cell>
            <table:table-cell table:style-name="ce5" office:value-type="string">
              <text:p>Check this link for <text:span text:style-name="T2">Forum</text:span></text:p>
            </table:table-cell>
            <table:table-cell table:style-name="ce5" office:value-type="string">
              <text:p><text:s/>- From the mashup server home page, click on the “Forum” link.</text:p>
            </table:table-cell>
            <table:table-cell table:style-name="ce5" office:value-type="string">
              <text:p>The user must be taken to Mashup Server user forum in <text:a xlink:href="http://www.wso2.org/forum/315">http://www.wso2.org/forum/315</text:a>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2.6">
              <text:p>2.6</text:p>
            </table:table-cell>
            <table:table-cell table:style-name="ce5" office:value-type="string">
              <text:p>Check the <text:span text:style-name="T2">Forgot password</text:span><text:span text:style-name="T3"> link.</text:span></text:p>
            </table:table-cell>
            <table:table-cell table:style-name="ce5" office:value-type="string">
              <text:p><text:s/>- From the mashup server home page, click on the “Forgot Password” link.</text:p>
            </table:table-cell>
            <table:table-cell table:style-name="ce5" office:value-type="string">
              <text:p>The user must be taken to the relevant help page in <text:a xlink:href="https://localhost:7443/forgot_password.html">https://localhost:7443/forgot_password.html</text:a>.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2.7">
              <text:p>2.7</text:p>
            </table:table-cell>
            <table:table-cell table:style-name="ce5" office:value-type="string">
              <text:p>Check the <text:span text:style-name="T2">Sign-in Help</text:span><text:span text:style-name="T3"> link</text:span></text:p>
            </table:table-cell>
            <table:table-cell table:style-name="ce5" office:value-type="string">
              <text:p><text:s/>- From the mashup server home page, click on the “Sign-in help” link.</text:p>
            </table:table-cell>
            <table:table-cell table:style-name="ce5" office:value-type="string">
              <text:p>The user must be taken to the relevant help page in <text:a xlink:href="https://localhost:7443/sign_in_help.html">https://localhost:7443/sign_in_help.html</text:a>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2.8">
              <text:p>2.8</text:p>
            </table:table-cell>
            <table:table-cell table:style-name="ce5" office:value-type="string">
              <text:p>Check the Forgot password link in Sign-in Help page.</text:p>
            </table:table-cell>
            <table:table-cell table:style-name="ce5" office:value-type="string">
              <text:p><text:s/>- From the “Sign-in Help” page, click on the “Forgot password” link.</text:p>
            </table:table-cell>
            <table:table-cell table:style-name="ce5" office:value-type="string">
              <text:p>The user must be taken to the relevant help page in <text:a xlink:href="https://localhost:7443/forgot_password.html">https://localhost:7443/forgot_password.html</text:a>.</text:p>
            </table:table-cell>
            <table:table-cell table:style-name="ce5" table:number-columns-repeated="2"/>
            <table:table-cell office:value-type="string">
              <text:p><text:s/></text:p>
            </table:table-cell>
            <table:table-cell table:number-columns-repeated="249"/>
          </table:table-row>
          <table:table-row table:style-name="ro3" table:visibility="collapse">
            <table:table-cell table:style-name="ce5" office:value-type="float" office:value="2.9">
              <text:p>2.9</text:p>
            </table:table-cell>
            <table:table-cell table:style-name="ce5" office:value-type="string">
              <text:p>Check the link to <text:span text:style-name="T2">About WSO2 Mashup Server</text:span><text:span text:style-name="T3"> </text:span></text:p>
            </table:table-cell>
            <table:table-cell table:style-name="ce5" office:value-type="string">
              <text:p><text:s/>- From the mashup server home page, click on the “About WSO2 Mashup Server” link.</text:p>
            </table:table-cell>
            <table:table-cell table:style-name="ce5" office:value-type="string">
              <text:p>The user must be take to the about page in <text:a xlink:href="https://localhost:7443/about.html">https://localhost:7443/about.html</text:a></text:p>
            </table:table-cell>
            <table:table-cell table:style-name="ce5" table:number-columns-repeated="2"/>
            <table:table-cell table:number-columns-repeated="250"/>
          </table:table-row>
        </table:table-row-group>
        <table:table-row table:style-name="ro1">
          <table:table-cell table:style-name="ce29"/>
          <table:table-cell table:style-name="ce33" table:number-columns-repeated="3"/>
          <table:table-cell table:style-name="ce41" table:number-columns-repeated="2"/>
          <table:table-cell table:number-columns-repeated="250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32" office:value-type="string">
            <text:p>Login</text:p>
          </table:table-cell>
          <table:table-cell table:style-name="ce32" table:number-columns-repeated="2"/>
          <table:table-cell table:style-name="ce40" table:number-columns-repeated="2"/>
          <table:table-cell table:number-columns-repeated="250"/>
        </table:table-row>
        <table:table-row-group table:display="false">
          <table:table-row table:style-name="ro3" table:visibility="collapse">
            <table:table-cell table:style-name="ce5" office:value-type="float" office:value="3.1">
              <text:p>3.1</text:p>
            </table:table-cell>
            <table:table-cell table:style-name="ce5" office:value-type="string">
              <text:p>With incorrect credentials</text:p>
            </table:table-cell>
            <table:table-cell table:style-name="ce5" office:value-type="string">
              <text:p>Give invalid user name and password (new\new)</text:p>
            </table:table-cell>
            <table:table-cell table:style-name="ce5" office:value-type="string">
              <text:p>The user must not be taken into the site. </text:p>
              <text:p><text:s/>A message which informs that login failed and to try again must appear.</text:p>
            </table:table-cell>
            <table:table-cell table:style-name="ce5" table:number-columns-repeated="2"/>
            <table:table-cell table:number-columns-repeated="250"/>
          </table:table-row>
          <table:table-row table:style-name="ro2" table:visibility="collapse">
            <table:table-cell table:style-name="ce5" office:value-type="float" office:value="3.2">
              <text:p>3.2</text:p>
            </table:table-cell>
            <table:table-cell table:style-name="ce5" office:value-type="string">
              <text:p>With correct credentials</text:p>
            </table:table-cell>
            <table:table-cell table:style-name="ce5" office:value-type="string">
              <text:p>Give valid user name and password (admin\admin)</text:p>
            </table:table-cell>
            <table:table-cell table:style-name="ce5" office:value-type="string">
              <text:p>User must be able to login successfully.</text:p>
            </table:table-cell>
            <table:table-cell table:style-name="ce5" table:number-columns-repeated="2"/>
            <table:table-cell table:number-columns-repeated="250"/>
          </table:table-row>
        </table:table-row-group>
        <table:table-row table:style-name="ro1">
          <table:table-cell table:number-columns-repeated="256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2" office:value-type="string">
            <text:p>Service list</text:p>
          </table:table-cell>
          <table:table-cell table:style-name="ce32" table:number-columns-repeated="2"/>
          <table:table-cell table:style-name="ce40" table:number-columns-repeated="2"/>
          <table:table-cell table:number-columns-repeated="250"/>
        </table:table-row>
        <table:table-row-group table:display="false">
          <table:table-row table:style-name="ro44" table:visibility="collapse">
            <table:table-cell table:style-name="ce5" office:value-type="float" office:value="4.1">
              <text:p>4.1</text:p>
            </table:table-cell>
            <table:table-cell table:number-columns-repeated="2" table:style-name="ce5" office:value-type="string">
              <text:p>Check the list of services</text:p>
            </table:table-cell>
            <table:table-cell table:style-name="ce5" office:value-type="string">
              <text:p><text:s/>- Must list sample services (digit2image, exchangeRate, smokeTest, storexml, sudoku, version, wso2builds) </text:p>
              <text:p><text:s/>- Must list Java services (Mashup Sharing service, Scraper service, Service metadata Lister, Service Sharing Helper)</text:p>
              <text:p><text:s/>-All the javascript services must appear enabled.</text:p>
              <text:p><text:s/>-All the jave services must appear disabled.</text:p>
              <text:p/>
            </table:table-cell>
            <table:table-cell table:style-name="ce5" table:number-columns-repeated="2"/>
            <table:table-cell table:number-columns-repeated="250"/>
          </table:table-row>
        </table:table-row-group>
        <table:table-row table:style-name="ro1">
          <table:table-cell table:number-columns-repeated="256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2" office:value-type="string">
            <text:p>Widgets</text:p>
          </table:table-cell>
          <table:table-cell table:style-name="ce32" table:number-columns-repeated="2"/>
          <table:table-cell table:style-name="ce40" table:number-columns-repeated="2"/>
          <table:table-cell table:number-columns-repeated="250"/>
        </table:table-row>
        <table:table-row-group table:display="false">
          <table:table-row table:style-name="ro2" table:visibility="collapse">
            <table:table-cell table:style-name="ce5" office:value-type="float" office:value="5.1">
              <text:p>5.1</text:p>
            </table:table-cell>
            <table:table-cell table:style-name="ce5"/>
            <table:table-cell table:style-name="ce5" office:value-type="string">
              <text:p>Drag and drop a service into the widget area</text:p>
            </table:table-cell>
            <table:table-cell table:style-name="ce5" office:value-type="string">
              <text:p>A widget for the service must be placed in the widget area. </text:p>
            </table:table-cell>
            <table:table-cell table:style-name="ce5" table:number-columns-repeated="2"/>
            <table:table-cell table:number-columns-repeated="250"/>
          </table:table-row>
          <table:table-row table:style-name="ro45" table:visibility="collapse">
            <table:table-cell table:style-name="ce5" office:value-type="float" office:value="5.2">
              <text:p>5.2</text:p>
            </table:table-cell>
            <table:table-cell table:style-name="ce5" office:value-type="string">
              <text:p>Contents of the widget</text:p>
            </table:table-cell>
            <table:table-cell table:style-name="ce5" office:value-type="string">
              <text:p>A widget window should have following content</text:p>
            </table:table-cell>
            <table:table-cell table:style-name="ce5" office:value-type="string">
              <text:p><text:s/>-Two tabs (Configuration, API Documentation)</text:p>
              <text:p/>
              <text:p>Configuration Tab</text:p>
              <text:p><text:s/>-Brief <text:span text:style-name="T2">Description</text:span></text:p>
              <text:p><text:span text:style-name="T3"><text:s/></text:span><text:span text:style-name="T3">-</text:span><text:span text:style-name="T2">Service Status</text:span><text:span text:style-name="T3"> (Active/Inactive)</text:span></text:p>
              <text:p><text:span text:style-name="T3"><text:s/></text:span><text:span text:style-name="T3">-</text:span><text:span text:style-name="T2">EPRs</text:span><text:span text:style-name="T3"> for the service.</text:span></text:p>
              <text:p><text:span text:style-name="T3"><text:s/></text:span><text:span text:style-name="T3">-A link to access </text:span><text:span text:style-name="T2">WSDL</text:span></text:p>
              <text:p><text:span text:style-name="T3"><text:s/></text:span><text:span text:style-name="T3">-A link to access </text:span><text:span text:style-name="T2">WSDL2</text:span></text:p>
              <text:p><text:span text:style-name="T3"><text:s/></text:span><text:span text:style-name="T3">-A link to access </text:span><text:span text:style-name="T2">Try service</text:span></text:p>
              <text:p><text:span text:style-name="T3"><text:s/></text:span><text:span text:style-name="T3">-A link to access </text:span><text:span text:style-name="T2">stub source</text:span></text:p>
              <text:p><text:span text:style-name="T3"><text:s/></text:span><text:span text:style-name="T3">-A link to access </text:span><text:span text:style-name="T2">schema</text:span></text:p>
              <text:p><text:span text:style-name="T3"><text:s/></text:span><text:span text:style-name="T3">-A link to access </text:span><text:span text:style-name="T2">API Docs</text:span></text:p>
              <text:p><text:span text:style-name="T3"><text:s/></text:span><text:span text:style-name="T3">-A link to access </text:span><text:span text:style-name="T2">Service Source</text:span></text:p>
              <text:p><text:span text:style-name="T3"><text:s/></text:span><text:span text:style-name="T3">-A link to access </text:span><text:span text:style-name="T2">Custom UI</text:span></text:p>
              <text:p><text:span text:style-name="T2"/></text:p>
              <text:p><text:span text:style-name="T3">API Documentation Tab</text:span></text:p>
              <text:p><text:span text:style-name="T3">-The API documentation of the page should appear.</text:span>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5.3">
              <text:p>5.3</text:p>
            </table:table-cell>
            <table:table-cell table:style-name="ce5" office:value-type="string">
              <text:p>Sharing and edit functionality </text:p>
            </table:table-cell>
            <table:table-cell table:style-name="ce5" office:value-type="string">
              <text:p>Check if buttons for sharing, edit, start, stop functionality are available.</text:p>
            </table:table-cell>
            <table:table-cell table:style-name="ce5" office:value-type="string">
              <text:p>A button panel which contains sharing, edit, start, stop functionality must be available in the widget window.</text:p>
            </table:table-cell>
            <table:table-cell table:style-name="ce5" table:number-columns-repeated="2"/>
            <table:table-cell table:number-columns-repeated="250"/>
          </table:table-row>
        </table:table-row-group>
        <table:table-row table:style-name="ro1">
          <table:table-cell table:number-columns-repeated="256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2" office:value-type="string">
            <text:p>Start-stop service</text:p>
          </table:table-cell>
          <table:table-cell table:style-name="ce32" table:number-columns-repeated="2"/>
          <table:table-cell table:style-name="ce40" table:number-columns-repeated="2"/>
          <table:table-cell table:number-columns-repeated="250"/>
        </table:table-row>
        <table:table-row-group table:display="false">
          <table:table-row table:style-name="ro2" table:visibility="collapse">
            <table:table-cell table:style-name="ce5" office:value-type="float" office:value="6.1">
              <text:p>6.1</text:p>
            </table:table-cell>
            <table:table-cell table:style-name="ce5" office:value-type="string">
              <text:p>Stop a service</text:p>
            </table:table-cell>
            <table:table-cell table:style-name="ce5" office:value-type="string">
              <text:p>Stop an active service from the service list</text:p>
            </table:table-cell>
            <table:table-cell table:style-name="ce5" office:value-type="string">
              <text:p>The service should be marked as stopped and the color must be changed to grey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3" table:visibility="collapse">
            <table:table-cell table:style-name="ce5" office:value-type="float" office:value="6.2">
              <text:p>6.2</text:p>
            </table:table-cell>
            <table:table-cell table:style-name="ce5"/>
            <table:table-cell table:style-name="ce5" office:value-type="string">
              <text:p>Drag an active service to the widget area</text:p>
              <text:p>Stop the service from the service list</text:p>
            </table:table-cell>
            <table:table-cell table:style-name="ce5" office:value-type="string">
              <text:p>The service should be marked as stopped and the color must be changed to grey in both the widget and service list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3" table:visibility="collapse">
            <table:table-cell table:style-name="ce5" office:value-type="float" office:value="6.3">
              <text:p>6.3</text:p>
            </table:table-cell>
            <table:table-cell table:style-name="ce5"/>
            <table:table-cell table:style-name="ce5" office:value-type="string">
              <text:p>Stop an active service widget area</text:p>
            </table:table-cell>
            <table:table-cell table:style-name="ce5" office:value-type="string">
              <text:p>The service should be marked as stopped and the color must be changed to grey in both the widget and service list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7" table:visibility="collapse">
            <table:table-cell table:style-name="ce5" office:value-type="float" office:value="6.4">
              <text:p>6.4</text:p>
            </table:table-cell>
            <table:table-cell table:style-name="ce5" office:value-type="string">
              <text:p>Start a stopped service</text:p>
            </table:table-cell>
            <table:table-cell table:style-name="ce5" office:value-type="string">
              <text:p>Start an inactive service</text:p>
            </table:table-cell>
            <table:table-cell table:style-name="ce5" office:value-type="string">
              <text:p>The service must start.</text:p>
              <text:p>The grey color should be changed to the normal color in both the widget and service list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7" table:visibility="collapse">
            <table:table-cell table:style-name="ce5" office:value-type="float" office:value="6.5">
              <text:p>6.5</text:p>
            </table:table-cell>
            <table:table-cell table:style-name="ce5" office:value-type="string">
              <text:p>Access the try it of a stopped service</text:p>
            </table:table-cell>
            <table:table-cell table:style-name="ce5" office:value-type="string">
              <text:p>Stop a service from the admin console</text:p>
              <text:p>From another browser window access the try it page for the service.</text:p>
            </table:table-cell>
            <table:table-cell table:style-name="ce5" office:value-type="string">
              <text:p>The tryit should not be displayed.</text:p>
            </table:table-cell>
            <table:table-cell table:style-name="ce5" office:value-type="string">
              <office:annotation draw:style-name="gr1" draw:text-style-name="P2" svg:width="1.2618in" svg:height="0.4319in" svg:x="11.1291in" svg:y="6.7634in" draw:caption-point-x="-11.1291in" draw:caption-point-y="-6.7634in">
                <dc:date>2007-07-27T00:00:00</dc:date>
                <text:p text:style-name="P1"><text:span text:style-name="T1">Mashup-225</text:span></text:p>
              </office:annotation>
              <text:p>F</text:p>
            </table:table-cell>
            <table:table-cell table:style-name="ce5" office:value-type="string">
              <office:annotation draw:style-name="gr1" draw:text-style-name="P2" svg:width="1.1413in" svg:height="0.4319in" svg:x="12.0181in" svg:y="2.3972in" draw:caption-point-x="-12.0181in" draw:caption-point-y="-2.3972in">
                <dc:date>2007-07-27T00:00:00</dc:date>
                <text:p text:style-name="P1"><text:span text:style-name="T1">Mashup-225</text:span></text:p>
              </office:annotation>
              <text:p>F</text:p>
            </table:table-cell>
            <table:table-cell table:number-columns-repeated="250"/>
          </table:table-row>
          <table:table-row table:style-name="ro3" table:visibility="collapse">
            <table:table-cell table:style-name="ce5" office:value-type="float" office:value="6.6">
              <text:p>6.6</text:p>
            </table:table-cell>
            <table:table-cell table:style-name="ce5" office:value-type="string">
              <text:p>Access the ?wsdl of a stopped service</text:p>
            </table:table-cell>
            <table:table-cell table:style-name="ce5" office:value-type="string">
              <text:p>Stop a service from the admin console</text:p>
              <text:p>From another browser window access the WSDL of the service.</text:p>
            </table:table-cell>
            <table:table-cell table:style-name="ce5" office:value-type="string">
              <text:p>The WSDL should not be displayed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3" table:visibility="collapse">
            <table:table-cell table:style-name="ce5" office:value-type="float" office:value="6.7">
              <text:p>6.7</text:p>
            </table:table-cell>
            <table:table-cell table:style-name="ce5" office:value-type="string">
              <text:p>Access the ?wsdl2 of a stopped service</text:p>
            </table:table-cell>
            <table:table-cell table:style-name="ce5" office:value-type="string">
              <text:p>Stop a service from the admin console</text:p>
              <text:p>From another browser window access the WSDL2 of the service.</text:p>
            </table:table-cell>
            <table:table-cell table:style-name="ce5" office:value-type="string">
              <text:p>The WSDL2 should not be displayed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3" table:visibility="collapse">
            <table:table-cell table:style-name="ce5" office:value-type="float" office:value="6.8">
              <text:p>6.8</text:p>
            </table:table-cell>
            <table:table-cell table:style-name="ce5" office:value-type="string">
              <text:p>Access the ?stub of a stopped service</text:p>
            </table:table-cell>
            <table:table-cell table:style-name="ce5" office:value-type="string">
              <text:p>Stop a service from the admin console</text:p>
              <text:p>From another browser window access the stub of the service.</text:p>
            </table:table-cell>
            <table:table-cell table:style-name="ce5" office:value-type="string">
              <text:p>The stub should not be displayed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3" table:visibility="collapse">
            <table:table-cell table:style-name="ce5" office:value-type="float" office:value="6.9">
              <text:p>6.9</text:p>
            </table:table-cell>
            <table:table-cell table:style-name="ce5" office:value-type="string">
              <text:p>Access the ?xsd of a stopped service</text:p>
            </table:table-cell>
            <table:table-cell table:style-name="ce5" office:value-type="string">
              <text:p>Stop a service from the admin console</text:p>
              <text:p>From another browser window access the xsd of the service.</text:p>
            </table:table-cell>
            <table:table-cell table:style-name="ce5" office:value-type="string">
              <text:p>The xsd should not be displayed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  <table:table-row table:style-name="ro3" table:visibility="collapse">
            <table:table-cell table:style-name="ce5" office:value-type="float" office:value="6.1">
              <text:p>6.1</text:p>
            </table:table-cell>
            <table:table-cell table:style-name="ce5" office:value-type="string">
              <text:p>Access the ?doc of a stopped service</text:p>
            </table:table-cell>
            <table:table-cell table:style-name="ce5" office:value-type="string">
              <text:p>Stop a service from the admin console</text:p>
              <text:p>From another browser window access the doc of the service.</text:p>
            </table:table-cell>
            <table:table-cell table:style-name="ce5" office:value-type="string">
              <text:p>The doc should not be displayed.</text:p>
            </table:table-cell>
            <table:table-cell table:number-columns-repeated="2" table:style-name="ce5" office:value-type="string">
              <text:p>P</text:p>
            </table:table-cell>
            <table:table-cell table:number-columns-repeated="250"/>
          </table:table-row>
        </table:table-row-group>
        <table:table-row table:style-name="ro1">
          <table:table-cell table:number-columns-repeated="256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2" office:value-type="string">
            <text:p>Editing a service</text:p>
          </table:table-cell>
          <table:table-cell table:style-name="ce32" table:number-columns-repeated="2"/>
          <table:table-cell table:style-name="ce40" table:number-columns-repeated="2"/>
          <table:table-cell table:number-columns-repeated="250"/>
        </table:table-row>
        <table:table-row-group table:display="false">
          <table:table-row table:style-name="ro46" table:visibility="collapse">
            <table:table-cell table:style-name="ce5" office:value-type="float" office:value="7.1">
              <text:p>7.1</text:p>
            </table:table-cell>
            <table:table-cell table:style-name="ce5" office:value-type="string">
              <text:p>Access editor from service list</text:p>
            </table:table-cell>
            <table:table-cell table:style-name="ce5" office:value-type="string">
              <text:p>Click on the edit service button from the service list</text:p>
            </table:table-cell>
            <table:table-cell table:style-name="ce5" office:value-type="string">
              <text:p>The editor window of the service must appear</text:p>
              <text:p>The Mashup editor must have 2 tabs (Design, Source)</text:p>
              <text:p/>
              <text:p>Design Tab</text:p>
              <text:p>The design tab should contain the design information of each operation in the service.</text:p>
              <text:p/>
              <text:p>Source Tab</text:p>
              <text:p>Contains the source code of the service.</text:p>
            </table:table-cell>
            <table:table-cell table:style-name="ce5" table:number-columns-repeated="2"/>
            <table:table-cell table:number-columns-repeated="250"/>
          </table:table-row>
          <table:table-row table:style-name="ro46" table:visibility="collapse">
            <table:table-cell table:style-name="ce5" office:value-type="float" office:value="7.2">
              <text:p>7.2</text:p>
            </table:table-cell>
            <table:table-cell table:style-name="ce5" office:value-type="string">
              <text:p>Access editor from the widget window</text:p>
            </table:table-cell>
            <table:table-cell table:style-name="ce5" office:value-type="string">
              <text:p>Click on the edit service button from the widget window</text:p>
            </table:table-cell>
            <table:table-cell table:style-name="ce5" office:value-type="string">
              <text:p>The editor window of the service must appear</text:p>
              <text:p>The Mashup editor must have 2 tabs (Design, Source)</text:p>
              <text:p/>
              <text:p>Design Tab</text:p>
              <text:p>The design tab should contain the design information of each operation in the service.</text:p>
              <text:p/>
              <text:p>Source Tab</text:p>
              <text:p>Contains the source code of the service.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7.3">
              <text:p>7.3</text:p>
            </table:table-cell>
            <table:table-cell table:style-name="ce5" office:value-type="string">
              <text:p>Editing and updating a service</text:p>
            </table:table-cell>
            <table:table-cell table:style-name="ce5" office:value-type="string">
              <text:p><text:s/>- Click on the edit service button from the service list</text:p>
              <text:p><text:s/>- Do a change to the source of the service and press update</text:p>
            </table:table-cell>
            <table:table-cell table:style-name="ce5" office:value-type="string">
              <text:p>The service source code should be updated.</text:p>
            </table:table-cell>
            <table:table-cell table:style-name="ce5" table:number-columns-repeated="2"/>
            <table:table-cell table:number-columns-repeated="250"/>
          </table:table-row>
          <table:table-row table:style-name="ro3" table:visibility="collapse">
            <table:table-cell table:style-name="ce5" office:value-type="float" office:value="7.4">
              <text:p>7.4</text:p>
            </table:table-cell>
            <table:table-cell table:style-name="ce34" office:value-type="string">
              <text:p>Updating a service without any change</text:p>
            </table:table-cell>
            <table:table-cell table:style-name="ce34" office:value-type="string">
              <text:p><text:s/>- Click on the edit service button from the service list</text:p>
              <text:p><text:s/>- Press update button without doing any change.</text:p>
            </table:table-cell>
            <table:table-cell table:style-name="ce34" office:value-type="string">
              <text:p>The update will be applied</text:p>
            </table:table-cell>
            <table:table-cell table:style-name="ce34" table:number-columns-repeated="2"/>
            <table:table-cell table:number-columns-repeated="250"/>
          </table:table-row>
        </table:table-row-group>
        <table:table-row table:style-name="ro1" table:number-rows-repeated="5">
          <table:table-cell table:number-columns-repeated="256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munity Portal" table:style-name="ta1" table:print="false">
        <table:table-column table:style-name="co6" table:number-columns-repeated="5" table:default-cell-style-name="Default"/>
        <table:table-row table:style-name="ro13">
          <table:table-cell table:number-columns-repeated="5"/>
        </table:table-row>
        <table:table-row table:style-name="ro13">
          <table:table-cell table:style-name="ce2" office:value-type="string" table:number-columns-spanned="5" table:number-rows-spanned="1">
            <text:p>Mashup Server Test Cases – Community Portal (to be added in 0.3)</text:p>
          </table:table-cell>
          <table:covered-table-cell table:number-columns-repeated="4"/>
        </table:table-row>
      </table:table>
      <table:table table:name="Data Binding" table:style-name="ta1" table:print="false">
        <table:table-column table:style-name="co6" table:default-cell-style-name="ce43"/>
        <table:table-column table:style-name="co27" table:default-cell-style-name="ce43"/>
        <table:table-column table:style-name="co28" table:default-cell-style-name="ce43"/>
        <table:table-column table:style-name="co6" table:default-cell-style-name="ce43"/>
        <table:table-column table:style-name="co29" table:default-cell-style-name="ce43"/>
        <table:table-column table:style-name="co6" table:number-columns-repeated="251" table:default-cell-style-name="ce43"/>
        <table:table-row table:style-name="ro1">
          <table:table-cell table:number-columns-repeated="256"/>
        </table:table-row>
        <table:table-row table:style-name="ro2">
          <table:table-cell table:style-name="ce44" table:number-columns-repeated="2"/>
          <table:table-cell table:style-name="ce44" office:value-type="string">
            <text:p>Service script</text:p>
          </table:table-cell>
          <table:table-cell table:style-name="ce44" office:value-type="string">
            <text:p>Input</text:p>
          </table:table-cell>
          <table:table-cell table:style-name="ce44" office:value-type="string">
            <text:p>Results</text:p>
          </table:table-cell>
          <table:table-cell table:number-columns-repeated="251"/>
        </table:table-row>
        <table:table-row table:style-name="ro1">
          <table:table-cell table:style-name="ce45"/>
          <table:table-cell table:style-name="ce47" table:number-columns-repeated="4"/>
          <table:table-cell table:number-columns-repeated="251"/>
        </table:table-row>
        <table:table-row table:style-name="ro7">
          <table:table-cell table:style-name="ce46"/>
          <table:table-cell table:style-name="ce46" office:value-type="string">
            <text:p>Output should be wrapped with response tags when the type is not defined.</text:p>
          </table:table-cell>
          <table:table-cell table:style-name="ce46" office:value-type="string">
            <text:p>function echo(param){</text:p>
            <text:p><text:s text:c="4"/>return param;</text:p>
            <text:p>}</text:p>
          </table:table-cell>
          <table:table-cell table:style-name="ce46" office:value-type="string">
            <text:p>&lt;x&gt;x&lt;/x&gt;</text:p>
          </table:table-cell>
          <table:table-cell table:style-name="ce46" office:value-type="string">
            <text:p>&lt;ws:echoResponse xmlns:ws="<text:a xlink:href="http://www.w3.org/2001/XMLSchema">http://www.w3.org/2001/XMLSchema</text:a>"&gt;</text:p>
            <text:p><text:s text:c="12"/>&lt;x&gt;x&lt;/x&gt;</text:p>
            <text:p>&lt;/ws:echoResponse&gt;</text:p>
          </table:table-cell>
          <table:table-cell table:number-columns-repeated="251"/>
        </table:table-row>
        <table:table-row table:style-name="ro7">
          <table:table-cell table:style-name="ce46"/>
          <table:table-cell table:style-name="ce46" office:value-type="string">
            <text:p>When the input is not defined the input should be given in XML format.</text:p>
          </table:table-cell>
          <table:table-cell table:style-name="ce46" office:value-type="string">
            <text:p>function echo(param){</text:p>
            <text:p><text:s text:c="4"/>return param;</text:p>
            <text:p>}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<text:tab/></text:p>
            <text:p>Fault: Non-XML payload is not allowed. PayLoad inside the SOAP body needs to be an XML element.</text:p>
          </table:table-cell>
          <table:table-cell table:number-columns-repeated="251"/>
        </table:table-row>
        <table:table-row table:style-name="ro11">
          <table:table-cell table:style-name="ce46"/>
          <table:table-cell table:style-name="ce46" office:value-type="string">
            <text:p>Check if an error is returned</text:p>
          </table:table-cell>
          <table:table-cell table:style-name="ce46" office:value-type="string">
            <text:p>function throwException(param){</text:p>
            <text:p><text:tab/>throw Error("This Must Fail");</text:p>
            <text:p><text:s text:c="4"/>return param;</text:p>
            <text:p>}</text:p>
          </table:table-cell>
          <table:table-cell table:style-name="ce46" office:value-type="string">
            <text:p>&lt;x&gt;x&lt;/x&gt;</text:p>
          </table:table-cell>
          <table:table-cell table:style-name="ce46" office:value-type="string">
            <text:p>Returns the error wrapped within the axisfault.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.toSource</text:p>
          </table:table-cell>
          <table:table-cell office:value-type="string">
            <text:p>function echoJSON(param){</text:p>
            <text:p><text:s text:c="4"/>return param.toSource()</text:p>
            <text:p>}</text:p>
          </table:table-cell>
          <table:table-cell table:style-name="ce49" office:value-type="string" table:number-columns-spanned="2" table:number-rows-spanned="1">
            <text:p>WHAT does tosource do?????</text:p>
          </table:table-cell>
          <table:covered-table-cell/>
          <table:table-cell table:number-columns-repeated="251"/>
        </table:table-row>
        <table:table-row table:style-name="ro11">
          <table:table-cell/>
          <table:table-cell office:value-type="string">
            <text:p>Input is not required</text:p>
          </table:table-cell>
          <table:table-cell office:value-type="string">
            <text:p>test.inputTypes = "";</text:p>
            <text:p>function test() {</text:p>
            <text:p><text:s text:c="4"/>return &lt;x&gt;x&lt;/x&gt;;</text:p>
            <text:p>}</text:p>
          </table:table-cell>
          <table:table-cell/>
          <table:table-cell office:value-type="string">
            <text:p>&lt;ws:echoResponse xmlns:ws="<text:a xlink:href="http://www.w3.org/2001/XMLSchema">http://www.w3.org/2001/XMLSchema</text:a>"&gt;</text:p>
            <text:p><text:s text:c="12"/>&lt;x&gt;x&lt;/x&gt;</text:p>
            <text:p>&lt;/ws:echoResponse&gt;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table:style-name="ce45" office:value-type="string">
            <text:p>Annotations</text:p>
          </table:table-cell>
          <table:table-cell table:style-name="ce47" table:number-columns-repeated="4"/>
          <table:table-cell table:number-columns-repeated="251"/>
        </table:table-row>
        <table:table-row table:style-name="ro6">
          <table:table-cell/>
          <table:table-cell office:value-type="string">
            <text:p>Simple .inputTypes &amp; .outputTypes</text:p>
          </table:table-cell>
          <table:table-cell table:style-name="ce48" office:value-type="string">
            <text:p><text:span text:style-name="T4">simpleInputOutput.inputTypes = </text:span><text:span text:style-name="T4">{ "simpleInput" : "string" };</text:span></text:p>
            <text:p><text:span text:style-name="T4">simpleInputOutput.outputType = "anytype";</text:span></text:p>
            <text:p><text:span text:style-name="T4"/></text:p>
            <text:p><text:span text:style-name="T4">function simpleInputOutput(simpleInput) {</text:span></text:p>
            <text:p><text:span text:style-name="T4"><text:s text:c="4"/></text:span><text:span text:style-name="T4">return (simpleInput);</text:span></text:p>
            <text:p><text:span text:style-name="T4">}</text:span></text:p>
          </table:table-cell>
          <table:table-cell table:number-columns-repeated="253"/>
        </table:table-row>
        <table:table-row table:style-name="ro12">
          <table:table-cell/>
          <table:table-cell office:value-type="string">
            <text:p>.inputTypes &amp; .outputTypes</text:p>
          </table:table-cell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>complexInput.outputType = "string";</text:p>
            <text:p>function complexInput(complexInput1, complexInput2, complexInput3) {</text:p>
            <text:p><text:s text:c="4"/>return "complexInput1=" + complexInput1 +</text:p>
            <text:p><text:s text:c="11"/>"complexInput2=" + complexInput2 +</text:p>
            <text:p><text:s text:c="11"/>"complexInput3=" + complexInput3;</text:p>
            <text:p>}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/>
          <table:table-cell office:value-type="string">
            <text:p>Simple input type</text:p>
          </table:table-cell>
          <table:table-cell table:number-columns-repeated="254"/>
        </table:table-row>
        <table:table-row table:style-name="ro47">
          <table:table-cell/>
          <table:table-cell office:value-type="string">
            <text:p>Complex Input Types</text:p>
          </table:table-cell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/>
            <text:p>function complexInput(complexInput1, complexInput2, complexInput3) {</text:p>
            <text:p><text:s text:c="4"/>return param;</text:p>
            <text:p>}</text:p>
          </table:table-cell>
          <table:table-cell table:number-columns-repeated="253"/>
        </table:table-row>
        <table:table-row table:style-name="ro12">
          <table:table-cell table:number-columns-repeated="2"/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>complexInput.outputType = "string";</text:p>
            <text:p>function complexInput(complexInput1, complexInput2, complexInput3) {</text:p>
            <text:p><text:s text:c="4"/>return "complexInput1=" + complexInput1 +</text:p>
            <text:p><text:s text:c="11"/>"complexInput2=" + complexInput2 +</text:p>
            <text:p><text:s text:c="11"/>"complexInput3=" + complexInput3;</text:p>
            <text:p>}</text:p>
          </table:table-cell>
          <table:table-cell table:number-columns-repeated="253"/>
        </table:table-row>
        <table:table-row table:style-name="ro1" table:number-rows-repeated="21">
          <table:table-cell table:number-columns-repeated="256"/>
        </table:table-row>
        <table:table-row table:style-name="ro3">
          <table:table-cell office:value-type="string">
            <text:p>System Host Objects</text:p>
          </table:table-cell>
          <table:table-cell table:number-columns-repeated="255"/>
        </table:table-row>
        <table:table-row table:style-name="ro1" table:number-rows-repeated="14">
          <table:table-cell table:number-columns-repeated="256"/>
        </table:table-row>
        <table:table-row table:style-name="ro3">
          <table:table-cell office:value-type="string">
            <text:p>File Host Objects</text:p>
          </table:table-cell>
          <table:table-cell table:number-columns-repeated="255"/>
        </table:table-row>
        <table:table-row table:style-name="ro1" table:number-rows-repeated="14">
          <table:table-cell table:number-columns-repeated="256"/>
        </table:table-row>
        <table:table-row table:style-name="ro3">
          <table:table-cell office:value-type="string">
            <text:p>Session Host Objects</text:p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2">
          <table:table-cell office:value-type="string">
            <text:p>Web scraping</text:p>
          </table:table-cell>
          <table:table-cell table:number-columns-repeated="255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name="Pass" table:target-range-address="'Admin Console'.E8:'Admin Console'.E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6">02/26/2008</text:date>, <text:time>15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27T10:28:49</meta:creation-date>
    <dc:date>2008-02-26T15:12:53</dc:date>
    <dc:language>en-US</dc:language>
    <meta:editing-cycles>33</meta:editing-cycles>
    <meta:editing-duration>P4DT11H41M6S</meta:editing-duration>
    <meta:user-defined meta:name="Info 1"/>
    <meta:user-defined meta:name="Info 2"/>
    <meta:user-defined meta:name="Info 3"/>
    <meta:user-defined meta:name="Info 4"/>
    <meta:document-statistic meta:table-count="7" meta:cell-count="792"/>
  </office:meta>
</office:document-meta>
</file>